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98.63pt" svg:y="138.36pt">
            <loext:p/>
            <draw:object draw:notify-on-update-of-ranges="Sheet1.S4:Sheet1.S9 Sheet1.T3:Sheet1.T3 Sheet1.T4:Sheet1.T9 Sheet1.U4:Sheet1.U9 Sheet1.U4:Sheet1.U9 Sheet1.V3:Sheet1.V3 Sheet1.V4:Sheet1.V9 Sheet1.W4:Sheet1.W9 Sheet1.W4:Sheet1.W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8.51pt" svg:y="683.46pt">
            <loext:p/>
            <draw:object draw:notify-on-update-of-ranges="Sheet1.S46:Sheet1.S51 Sheet1.T45:Sheet1.T45 Sheet1.T46:Sheet1.T51 Sheet1.U46:Sheet1.U51 Sheet1.U46:Sheet1.U51 Sheet1.V45:Sheet1.V45 Sheet1.V46:Sheet1.V51 Sheet1.W46:Sheet1.W51 Sheet1.W46:Sheet1.W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23.57pt" svg:y="1251.18pt">
            <loext:p/>
            <draw:object draw:notify-on-update-of-ranges="Sheet1.S88:Sheet1.S93 Sheet1.T87:Sheet1.T87 Sheet1.T88:Sheet1.T93 Sheet1.U88:Sheet1.U93 Sheet1.U88:Sheet1.U93 Sheet1.V87:Sheet1.V87 Sheet1.V88:Sheet1.V93 Sheet1.W88:Sheet1.W93 Sheet1.W88:Sheet1.W9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79.98pt" svg:y="1800.85pt">
            <loext:p/>
            <draw:object draw:notify-on-update-of-ranges="Sheet1.S130:Sheet1.S135 Sheet1.T129:Sheet1.T129 Sheet1.T130:Sheet1.T135 Sheet1.U130:Sheet1.U135 Sheet1.U130:Sheet1.U135 Sheet1.V129:Sheet1.V129 Sheet1.V130:Sheet1.V135 Sheet1.W130:Sheet1.W135 Sheet1.W130:Sheet1.W1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table:formula="of:=[.$A$1]" office:value-type="string" office:string-value="TopicsName" calcext:value-type="string">
            <text:p>TopicsName</text:p>
          </table:table-cell>
          <table:table-cell table:formula="of:=[.$B$1]" office:value-type="string" office:string-value="CatsName" calcext:value-type="string">
            <text:p>CatsName</text:p>
          </table:table-cell>
          <table:table-cell table:formula="of:=[.$C$1]" office:value-type="string" office:string-value="Correct" calcext:value-type="string">
            <text:p>Correct</text:p>
          </table:table-cell>
          <table:table-cell table:formula="of:=[.$D$1]" office:value-type="string" office:string-value="Total" calcext:value-type="string">
            <text:p>Total</text:p>
          </table:table-cell>
          <table:table-cell table:formula="of:=[.$E$1]" office:value-type="string" office:string-value="Percent" calcext:value-type="string">
            <text:p>Percent</text:p>
          </table:table-cell>
          <table:table-cell table:formula="of:=[.$F$1]" office:value-type="string" office:string-value="NumCatsFound" calcext:value-type="string">
            <text:p>NumCatsFound</text:p>
          </table:table-cell>
          <table:table-cell table:formula="of:=[.$G$1]" office:value-type="string" office:string-value="NumCats" calcext:value-type="string">
            <text:p>NumCats</text:p>
          </table:table-cell>
          <table:table-cell table:formula="of:=[.$H$1]" office:value-type="string" office:string-value="Precision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AVERAGE([.F2:.F11];[.F16:.F25];[.F30:.F39])" office:value-type="float" office:value="66.2333333333333" calcext:value-type="float">
            <text:p>6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00*[.G2]/[.F2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2]/[.O2]" office:value-type="float" office:value="18.1818181818182" calcext:value-type="float">
            <text:p>18.1818181818182</text:p>
          </table:table-cell>
          <table:table-cell/>
          <table:table-cell office:value-type="string" calcext:value-type="string">
            <text:p>100 - 2</text:p>
          </table:table-cell>
          <table:table-cell/>
          <table:table-cell table:formula="of:=AVERAGE([.O2:.O11];[.O16:.O25];[.O30:.O39])" office:value-type="float" office:value="12.0666666666667" calcext:value-type="float">
            <text:p>1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3]/[.F3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]/[.O3]" office:value-type="float" office:value="15.3846153846154" calcext:value-type="float">
            <text:p>15.3846153846154</text:p>
          </table:table-cell>
          <table:table-cell/>
          <table:table-cell table:formula="of:=[.B12]" office:value-type="string" office:string-value="Name" calcext:value-type="string">
            <text:p>Name</text:p>
          </table:table-cell>
          <table:table-cell table:formula="of:=[.C12]" office:value-type="string" office:string-value="Accuracy" calcext:value-type="string">
            <text:p>Accuracy</text:p>
          </table:table-cell>
          <table:table-cell table:formula="of:=[.D12]" office:value-type="string" office:string-value="AccErr" calcext:value-type="string">
            <text:p>AccErr</text:p>
          </table:table-cell>
          <table:table-cell table:formula="of:=[.E12]" office:value-type="string" office:string-value="Precision" calcext:value-type="string">
            <text:p>Precision</text:p>
          </table:table-cell>
          <table:table-cell table:formula="of:=[.F12]" office:value-type="string" office:string-value="PrecErr" calcext:value-type="string">
            <text:p>PrecErr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100*[.G4]/[.F4]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4]/[.O4]" office:value-type="float" office:value="16.6666666666667" calcext:value-type="float">
            <text:p>16.6666666666667</text:p>
          </table:table-cell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[.C13]" office:value-type="float" office:value="56.8" calcext:value-type="float">
            <text:p>56.8</text:p>
          </table:table-cell>
          <table:table-cell table:formula="of:=[.D13]" office:value-type="float" office:value="3.03864004668755" calcext:value-type="float">
            <text:p>3.03864004668755</text:p>
          </table:table-cell>
          <table:table-cell table:formula="of:=[.E13]" office:value-type="float" office:value="2.83513087658791" calcext:value-type="float">
            <text:p>2.83513087658791</text:p>
          </table:table-cell>
          <table:table-cell table:formula="of:=[.F13]" office:value-type="float" office:value="0.21819674528731" calcext:value-type="float">
            <text:p>0.2181967452873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56.5" calcext:value-type="float">
            <text:p>56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100*[.G5]/[.F5]" office:value-type="float" office:value="2.63157894736842" calcext:value-type="float">
            <text:p>2.631578947368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5]/[.O5]" office:value-type="float" office:value="18.1818181818182" calcext:value-type="float">
            <text:p>18.1818181818182</text:p>
          </table:table-cell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[.C27]" office:value-type="float" office:value="49.45" calcext:value-type="float">
            <text:p>49.45</text:p>
          </table:table-cell>
          <table:table-cell table:formula="of:=[.D27]" office:value-type="float" office:value="2.67135005401971" calcext:value-type="float">
            <text:p>2.67135005401971</text:p>
          </table:table-cell>
          <table:table-cell table:formula="of:=[.E27]" office:value-type="float" office:value="2.29827866925669" calcext:value-type="float">
            <text:p>2.29827866925669</text:p>
          </table:table-cell>
          <table:table-cell table:formula="of:=[.F27]" office:value-type="float" office:value="0.137213966654696" calcext:value-type="float">
            <text:p>0.13721396665469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54.5" calcext:value-type="float">
            <text:p>54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100*[.G6]/[.F6]" office:value-type="float" office:value="2.73972602739726" calcext:value-type="float">
            <text:p>2.7397260273972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6]/[.O6]" office:value-type="float" office:value="20" calcext:value-type="float">
            <text:p>20</text:p>
          </table:table-cell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[.C41]" office:value-type="float" office:value="37.05" calcext:value-type="float">
            <text:p>37.05</text:p>
          </table:table-cell>
          <table:table-cell table:formula="of:=[.D41]" office:value-type="float" office:value="7.28945204464033" calcext:value-type="float">
            <text:p>7.28945204464033</text:p>
          </table:table-cell>
          <table:table-cell table:formula="of:=[.E41]" office:value-type="float" office:value="4.97024187904358" calcext:value-type="float">
            <text:p>4.97024187904358</text:p>
          </table:table-cell>
          <table:table-cell table:formula="of:=[.F41]" office:value-type="float" office:value="0.415676180526372" calcext:value-type="float">
            <text:p>0.41567618052637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100*[.G7]/[.F7]" office:value-type="float" office:value="2.94117647058824" calcext:value-type="float">
            <text:p>2.941176470588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0*[.P7]/[.O7]" office:value-type="float" office:value="12.5" calcext:value-type="float">
            <text:p>12.5</text:p>
          </table:table-cell>
          <table:table-cell/>
          <table:table-cell table:formula="of:=[.K13]" office:value-type="string" office:string-value="BaseCluster" calcext:value-type="string">
            <text:p>BaseCluster</text:p>
          </table:table-cell>
          <table:table-cell table:formula="of:=[.L13]" office:value-type="float" office:value="68.95" calcext:value-type="float">
            <text:p>68.95</text:p>
          </table:table-cell>
          <table:table-cell table:formula="of:=[.M13]" office:value-type="float" office:value="5.7079379425109" calcext:value-type="float">
            <text:p>5.7079379425109</text:p>
          </table:table-cell>
          <table:table-cell table:formula="of:=[.N13]" office:value-type="float" office:value="19.3137140637141" calcext:value-type="float">
            <text:p>19.3137140637141</text:p>
          </table:table-cell>
          <table:table-cell table:formula="of:=[.O13]" office:value-type="float" office:value="5.62130602793576" calcext:value-type="float">
            <text:p>5.6213060279357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100*[.G8]/[.F8]" office:value-type="float" office:value="2.7027027027027" calcext:value-type="float">
            <text:p>2.70270270270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8]/[.O8]" office:value-type="float" office:value="20" calcext:value-type="float">
            <text:p>20</text:p>
          </table:table-cell>
          <table:table-cell/>
          <table:table-cell table:formula="of:=[.K27]" office:value-type="string" office:string-value="PercepCluster" calcext:value-type="string">
            <text:p>PercepCluster</text:p>
          </table:table-cell>
          <table:table-cell table:formula="of:=[.L27]" office:value-type="float" office:value="64.65" calcext:value-type="float">
            <text:p>64.65</text:p>
          </table:table-cell>
          <table:table-cell table:formula="of:=[.M27]" office:value-type="float" office:value="4.28855064872349" calcext:value-type="float">
            <text:p>4.28855064872349</text:p>
          </table:table-cell>
          <table:table-cell table:formula="of:=[.N27]" office:value-type="float" office:value="20.7222222222222" calcext:value-type="float">
            <text:p>20.7222222222222</text:p>
          </table:table-cell>
          <table:table-cell table:formula="of:=[.O27]" office:value-type="float" office:value="7.38909774140921" calcext:value-type="float">
            <text:p>7.3890977414092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51.5" calcext:value-type="float">
            <text:p>51.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9]/[.F9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66.5" calcext:value-type="float">
            <text:p>66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9]/[.O9]" office:value-type="float" office:value="22.2222222222222" calcext:value-type="float">
            <text:p>22.2222222222222</text:p>
          </table:table-cell>
          <table:table-cell/>
          <table:table-cell table:formula="of:=[.K41]" office:value-type="string" office:string-value="EveryCluster" calcext:value-type="string">
            <text:p>EveryCluster</text:p>
          </table:table-cell>
          <table:table-cell table:formula="of:=[.L41]" office:value-type="float" office:value="30.95" calcext:value-type="float">
            <text:p>30.95</text:p>
          </table:table-cell>
          <table:table-cell table:formula="of:=[.M41]" office:value-type="float" office:value="8.9983023090161" calcext:value-type="float">
            <text:p>8.9983023090161</text:p>
          </table:table-cell>
          <table:table-cell table:formula="of:=[.N41]" office:value-type="float" office:value="14.0034117630026" calcext:value-type="float">
            <text:p>14.0034117630026</text:p>
          </table:table-cell>
          <table:table-cell table:formula="of:=[.O41]" office:value-type="float" office:value="2.52594901949897" calcext:value-type="float">
            <text:p>2.5259490194989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10]/[.F10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70.5" calcext:value-type="float">
            <text:p>7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00*[.P10]/[.O10]" office:value-type="float" office:value="33.3333333333333" calcext:value-type="float">
            <text:p>3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59.5" calcext:value-type="float">
            <text:p>5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100*[.G11]/[.F11]" office:value-type="float" office:value="2.8169014084507" calcext:value-type="float">
            <text:p>2.816901408450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1]/[.O11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Err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seBase</text:p>
          </table:table-cell>
          <table:table-cell table:formula="of:=AVERAGE([.E2:.E11])" office:value-type="float" office:value="56.8" calcext:value-type="float">
            <text:p>56.8</text:p>
          </table:table-cell>
          <table:table-cell table:formula="of:=STDEV([.E2:.E11])" office:value-type="float" office:value="3.03864004668755" calcext:value-type="float">
            <text:p>3.03864004668755</text:p>
          </table:table-cell>
          <table:table-cell table:formula="of:=AVERAGE([.H2:.H11])" office:value-type="float" office:value="2.83513087658791" calcext:value-type="float">
            <text:p>2.83513087658791</text:p>
          </table:table-cell>
          <table:table-cell table:formula="of:=STDEV([.H2:.H11])" office:value-type="float" office:value="0.21819674528731" calcext:value-type="float">
            <text:p>0.21819674528731</text:p>
          </table:table-cell>
          <table:table-cell table:number-columns-repeated="4"/>
          <table:table-cell office:value-type="string" calcext:value-type="string">
            <text:p>BaseCluster</text:p>
          </table:table-cell>
          <table:table-cell table:formula="of:=AVERAGE([.N2:.N11])" office:value-type="float" office:value="68.95" calcext:value-type="float">
            <text:p>68.95</text:p>
          </table:table-cell>
          <table:table-cell table:formula="of:=STDEV([.N2:.N11])" office:value-type="float" office:value="5.7079379425109" calcext:value-type="float">
            <text:p>5.7079379425109</text:p>
          </table:table-cell>
          <table:table-cell table:formula="of:=AVERAGE([.Q2:.Q11])" office:value-type="float" office:value="19.3137140637141" calcext:value-type="float">
            <text:p>19.3137140637141</text:p>
          </table:table-cell>
          <table:table-cell table:formula="of:=STDEV([.Q2:.Q11])" office:value-type="float" office:value="5.62130602793576" calcext:value-type="float">
            <text:p>5.62130602793576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100*[.G16]/[.F16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6]/[.O16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47.5" calcext:value-type="float">
            <text:p>47.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100*[.G17]/[.F17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*[.P17]/[.O17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48.5" calcext:value-type="float">
            <text:p>48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8]/[.F18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8]/[.O18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52.5" calcext:value-type="float">
            <text:p>52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9]/[.F19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67.5" calcext:value-type="float">
            <text:p>67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*[.P19]/[.O1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100*[.G20]/[.F20]" office:value-type="float" office:value="2.24719101123596" calcext:value-type="float">
            <text:p>2.2471910112359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68.5" calcext:value-type="float">
            <text:p>6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0]/[.O20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1]/[.F21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21]/[.O2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100*[.G22]/[.F22]" office:value-type="float" office:value="2.17391304347826" calcext:value-type="float">
            <text:p>2.1739130434782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2]/[.O22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23]/[.F23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23]/[.O2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49.5" calcext:value-type="float">
            <text:p>49.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4]/[.F24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4]/[.O24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25]/[.F25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5]/[.O25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cepBase</text:p>
          </table:table-cell>
          <table:table-cell table:formula="of:=AVERAGE([.E16:.E25])" office:value-type="float" office:value="49.45" calcext:value-type="float">
            <text:p>49.45</text:p>
          </table:table-cell>
          <table:table-cell table:formula="of:=STDEV([.E16:.E25])" office:value-type="float" office:value="2.67135005401971" calcext:value-type="float">
            <text:p>2.67135005401971</text:p>
          </table:table-cell>
          <table:table-cell table:formula="of:=AVERAGE([.H16:.H25])" office:value-type="float" office:value="2.29827866925669" calcext:value-type="float">
            <text:p>2.29827866925669</text:p>
          </table:table-cell>
          <table:table-cell table:formula="of:=STDEV([.H16:.H25])" office:value-type="float" office:value="0.137213966654696" calcext:value-type="float">
            <text:p>0.137213966654696</text:p>
          </table:table-cell>
          <table:table-cell table:number-columns-repeated="4"/>
          <table:table-cell office:value-type="string" calcext:value-type="string">
            <text:p>PercepCluster</text:p>
          </table:table-cell>
          <table:table-cell table:formula="of:=AVERAGE([.N16:.N25])" office:value-type="float" office:value="64.65" calcext:value-type="float">
            <text:p>64.65</text:p>
          </table:table-cell>
          <table:table-cell table:formula="of:=STDEV([.N16:.N25])" office:value-type="float" office:value="4.28855064872349" calcext:value-type="float">
            <text:p>4.28855064872349</text:p>
          </table:table-cell>
          <table:table-cell table:formula="of:=AVERAGE([.Q16:.Q25])" office:value-type="float" office:value="20.7222222222222" calcext:value-type="float">
            <text:p>20.7222222222222</text:p>
          </table:table-cell>
          <table:table-cell table:formula="of:=STDEV([.Q16:.Q25])" office:value-type="float" office:value="7.38909774140921" calcext:value-type="float">
            <text:p>7.3890977414092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0]/[.F30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27.5" calcext:value-type="float">
            <text:p>27.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0]/[.O30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1]/[.F31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1]/[.O31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2]/[.F32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2]/[.O32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39.5" calcext:value-type="float">
            <text:p>39.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3]/[.F33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3]/[.O33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4]/[.F34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4]/[.O34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43.5" calcext:value-type="float">
            <text:p>43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5]/[.F35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1.5" calcext:value-type="float">
            <text:p>31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5]/[.O35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6]/[.F36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6]/[.O36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G37]/[.F37]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37]/[.O37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100*[.G38]/[.F38]" office:value-type="float" office:value="5.12820512820513" calcext:value-type="float">
            <text:p>5.12820512820513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0*[.P38]/[.O38]" office:value-type="float" office:value="11.7647058823529" calcext:value-type="float">
            <text:p>11.764705882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9]/[.F39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100*[.P39]/[.O39]" office:value-type="float" office:value="8.69565217391304" calcext:value-type="float">
            <text:p>8.695652173913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veryBase</text:p>
          </table:table-cell>
          <table:table-cell table:formula="of:=AVERAGE([.E30:.E39])" office:value-type="float" office:value="37.05" calcext:value-type="float">
            <text:p>37.05</text:p>
          </table:table-cell>
          <table:table-cell table:formula="of:=STDEV([.E30:.E39])" office:value-type="float" office:value="7.28945204464033" calcext:value-type="float">
            <text:p>7.28945204464033</text:p>
          </table:table-cell>
          <table:table-cell table:formula="of:=AVERAGE([.H30:.H39])" office:value-type="float" office:value="4.97024187904358" calcext:value-type="float">
            <text:p>4.97024187904358</text:p>
          </table:table-cell>
          <table:table-cell table:formula="of:=STDEV([.H30:.H39])" office:value-type="float" office:value="0.415676180526372" calcext:value-type="float">
            <text:p>0.415676180526372</text:p>
          </table:table-cell>
          <table:table-cell table:number-columns-repeated="4"/>
          <table:table-cell office:value-type="string" calcext:value-type="string">
            <text:p>EveryCluster</text:p>
          </table:table-cell>
          <table:table-cell table:formula="of:=AVERAGE([.N30:.N39])" office:value-type="float" office:value="30.95" calcext:value-type="float">
            <text:p>30.95</text:p>
          </table:table-cell>
          <table:table-cell table:formula="of:=STDEV([.N30:.N39])" office:value-type="float" office:value="8.9983023090161" calcext:value-type="float">
            <text:p>8.9983023090161</text:p>
          </table:table-cell>
          <table:table-cell table:formula="of:=AVERAGE([.Q30:.Q39])" office:value-type="float" office:value="14.0034117630026" calcext:value-type="float">
            <text:p>14.0034117630026</text:p>
          </table:table-cell>
          <table:table-cell table:formula="of:=STDEV([.Q30:.Q39])" office:value-type="float" office:value="2.52594901949897" calcext:value-type="float">
            <text:p>2.525949019498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44]/[.F44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4]/[.O44]" office:value-type="float" office:value="23.5294117647059" calcext:value-type="float">
            <text:p>23.5294117647059</text:p>
          </table:table-cell>
          <table:table-cell/>
          <table:table-cell office:value-type="string" calcext:value-type="string">
            <text:p>100 -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43.25" calcext:value-type="float">
            <text:p>43.2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5]/[.F45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45]/[.O45]" office:value-type="float" office:value="21.0526315789474" calcext:value-type="float">
            <text:p>21.0526315789474</text:p>
          </table:table-cell>
          <table:table-cell/>
          <table:table-cell table:formula="of:=[.B54]" office:value-type="string" office:string-value="Name" calcext:value-type="string">
            <text:p>Name</text:p>
          </table:table-cell>
          <table:table-cell table:formula="of:=[.C54]" office:value-type="string" office:string-value="Accuracy" calcext:value-type="string">
            <text:p>Accuracy</text:p>
          </table:table-cell>
          <table:table-cell table:formula="of:=[.D54]" office:value-type="string" office:string-value="AccErr" calcext:value-type="string">
            <text:p>AccErr</text:p>
          </table:table-cell>
          <table:table-cell table:formula="of:=[.E54]" office:value-type="string" office:string-value="Precision" calcext:value-type="string">
            <text:p>Precision</text:p>
          </table:table-cell>
          <table:table-cell table:formula="of:=[.F54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100*[.G46]/[.F46]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6]/[.O46]" office:value-type="float" office:value="23.5294117647059" calcext:value-type="float">
            <text:p>23.5294117647059</text:p>
          </table:table-cell>
          <table:table-cell/>
          <table:table-cell table:formula="of:=[.B55]" office:value-type="string" office:string-value="BaseBase" calcext:value-type="string">
            <text:p>BaseBase</text:p>
          </table:table-cell>
          <table:table-cell table:formula="of:=[.C55]" office:value-type="float" office:value="42.75" calcext:value-type="float">
            <text:p>42.75</text:p>
          </table:table-cell>
          <table:table-cell table:formula="of:=[.D55]" office:value-type="float" office:value="2.44948974278318" calcext:value-type="float">
            <text:p>2.44948974278318</text:p>
          </table:table-cell>
          <table:table-cell table:formula="of:=[.E55]" office:value-type="float" office:value="2.33230138851131" calcext:value-type="float">
            <text:p>2.33230138851131</text:p>
          </table:table-cell>
          <table:table-cell table:formula="of:=[.F55]" office:value-type="float" office:value="0.134206336725732" calcext:value-type="float">
            <text:p>0.13420633672573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7]/[.F47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47]/[.O47]" office:value-type="float" office:value="18.1818181818182" calcext:value-type="float">
            <text:p>18.1818181818182</text:p>
          </table:table-cell>
          <table:table-cell/>
          <table:table-cell table:formula="of:=[.B69]" office:value-type="string" office:string-value="PercepBase" calcext:value-type="string">
            <text:p>PercepBase</text:p>
          </table:table-cell>
          <table:table-cell table:formula="of:=[.C69]" office:value-type="float" office:value="38.675" calcext:value-type="float">
            <text:p>38.675</text:p>
          </table:table-cell>
          <table:table-cell table:formula="of:=[.D69]" office:value-type="float" office:value="2.64588254547409" calcext:value-type="float">
            <text:p>2.64588254547409</text:p>
          </table:table-cell>
          <table:table-cell table:formula="of:=[.E69]" office:value-type="float" office:value="2.15408999989135" calcext:value-type="float">
            <text:p>2.15408999989135</text:p>
          </table:table-cell>
          <table:table-cell table:formula="of:=[.F69]" office:value-type="float" office:value="0.121349093268079" calcext:value-type="float">
            <text:p>0.121349093268079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 office:value-type="float" office:value="46.75" calcext:value-type="float">
            <text:p>46.7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100*[.G48]/[.F48]" office:value-type="float" office:value="2.61437908496732" calcext:value-type="float">
            <text:p>2.6143790849673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8]/[.O48]" office:value-type="float" office:value="23.5294117647059" calcext:value-type="float">
            <text:p>23.5294117647059</text:p>
          </table:table-cell>
          <table:table-cell/>
          <table:table-cell table:formula="of:=[.B83]" office:value-type="string" office:string-value="EveryBase" calcext:value-type="string">
            <text:p>EveryBase</text:p>
          </table:table-cell>
          <table:table-cell table:formula="of:=[.C83]" office:value-type="float" office:value="22.6" calcext:value-type="float">
            <text:p>22.6</text:p>
          </table:table-cell>
          <table:table-cell table:formula="of:=[.D83]" office:value-type="float" office:value="3.91790760483195" calcext:value-type="float">
            <text:p>3.91790760483195</text:p>
          </table:table-cell>
          <table:table-cell table:formula="of:=[.E83]" office:value-type="float" office:value="6.62663831023486" calcext:value-type="float">
            <text:p>6.62663831023486</text:p>
          </table:table-cell>
          <table:table-cell table:formula="of:=[.F83]" office:value-type="float" office:value="0.815747139965068" calcext:value-type="float">
            <text:p>0.81574713996506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100*[.G49]/[.F49]" office:value-type="float" office:value="2.4390243902439" calcext:value-type="float">
            <text:p>2.4390243902439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35.5" calcext:value-type="float">
            <text:p>35.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49]/[.O49]" office:value-type="float" office:value="22.2222222222222" calcext:value-type="float">
            <text:p>22.2222222222222</text:p>
          </table:table-cell>
          <table:table-cell/>
          <table:table-cell table:formula="of:=[.K55]" office:value-type="string" office:string-value="BaseCluster" calcext:value-type="string">
            <text:p>BaseCluster</text:p>
          </table:table-cell>
          <table:table-cell table:formula="of:=[.L55]" office:value-type="float" office:value="37.475" calcext:value-type="float">
            <text:p>37.475</text:p>
          </table:table-cell>
          <table:table-cell table:formula="of:=[.M55]" office:value-type="float" office:value="2.28354621878633" calcext:value-type="float">
            <text:p>2.28354621878633</text:p>
          </table:table-cell>
          <table:table-cell table:formula="of:=[.N55]" office:value-type="float" office:value="22.5933796165994" calcext:value-type="float">
            <text:p>22.5933796165994</text:p>
          </table:table-cell>
          <table:table-cell table:formula="of:=[.O55]" office:value-type="float" office:value="2.44605964031687" calcext:value-type="float">
            <text:p>2.4460596403168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100*[.G50]/[.F50]" office:value-type="float" office:value="2.42424242424242" calcext:value-type="float">
            <text:p>2.424242424242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50]/[.O50]" office:value-type="float" office:value="25" calcext:value-type="float">
            <text:p>25</text:p>
          </table:table-cell>
          <table:table-cell/>
          <table:table-cell table:formula="of:=[.K69]" office:value-type="string" office:string-value="PercepCluster" calcext:value-type="string">
            <text:p>PercepCluster</text:p>
          </table:table-cell>
          <table:table-cell table:formula="of:=[.L69]" office:value-type="float" office:value="35.775" calcext:value-type="float">
            <text:p>35.775</text:p>
          </table:table-cell>
          <table:table-cell table:formula="of:=[.M69]" office:value-type="float" office:value="3.65803909219133" calcext:value-type="float">
            <text:p>3.65803909219133</text:p>
          </table:table-cell>
          <table:table-cell table:formula="of:=[.N69]" office:value-type="float" office:value="23.8975071457909" calcext:value-type="float">
            <text:p>23.8975071457909</text:p>
          </table:table-cell>
          <table:table-cell table:formula="of:=[.O69]" office:value-type="float" office:value="4.92498427336991" calcext:value-type="float">
            <text:p>4.9249842733699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9" calcext:value-type="float">
            <text:p>179</text:p>
          </table:table-cell>
          <table:table-cell office:value-type="float" office:value="400" calcext:value-type="float">
            <text:p>400</text:p>
          </table:table-cell>
          <table:table-cell office:value-type="float" office:value="44.75" calcext:value-type="float">
            <text:p>44.7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100*[.G51]/[.F51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1]/[.O51]" office:value-type="float" office:value="20" calcext:value-type="float">
            <text:p>20</text:p>
          </table:table-cell>
          <table:table-cell/>
          <table:table-cell table:formula="of:=[.K83]" office:value-type="string" office:string-value="EveryCluster" calcext:value-type="string">
            <text:p>EveryCluster</text:p>
          </table:table-cell>
          <table:table-cell table:formula="of:=[.L83]" office:value-type="float" office:value="12.825" calcext:value-type="float">
            <text:p>12.825</text:p>
          </table:table-cell>
          <table:table-cell table:formula="of:=[.M83]" office:value-type="float" office:value="3.63824209688629" calcext:value-type="float">
            <text:p>3.63824209688629</text:p>
          </table:table-cell>
          <table:table-cell table:formula="of:=[.N83]" office:value-type="float" office:value="20.2995348992253" calcext:value-type="float">
            <text:p>20.2995348992253</text:p>
          </table:table-cell>
          <table:table-cell table:formula="of:=[.O83]" office:value-type="float" office:value="3.29113636784718" calcext:value-type="float">
            <text:p>3.2911363678471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100*[.G52]/[.F52]" office:value-type="float" office:value="2.23463687150838" calcext:value-type="float">
            <text:p>2.2346368715083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39.25" calcext:value-type="float">
            <text:p>39.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0*[.P52]/[.O52]" office:value-type="float" office:value="26.6666666666667" calcext:value-type="float">
            <text:p>2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41.75" calcext:value-type="float">
            <text:p>41.7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53]/[.F53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53]/[.O5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AVERAGE([.E44:.E53])" office:value-type="float" office:value="42.75" calcext:value-type="float">
            <text:p>42.75</text:p>
          </table:table-cell>
          <table:table-cell table:formula="of:=STDEV([.E44:.E53])" office:value-type="float" office:value="2.44948974278318" calcext:value-type="float">
            <text:p>2.44948974278318</text:p>
          </table:table-cell>
          <table:table-cell table:formula="of:=AVERAGE([.H44:.H53])" office:value-type="float" office:value="2.33230138851131" calcext:value-type="float">
            <text:p>2.33230138851131</text:p>
          </table:table-cell>
          <table:table-cell table:formula="of:=STDEV([.H44:.H53])" office:value-type="float" office:value="0.134206336725732" calcext:value-type="float">
            <text:p>0.134206336725732</text:p>
          </table:table-cell>
          <table:table-cell table:number-columns-repeated="4"/>
          <table:table-cell table:formula="of:=[.K13]" office:value-type="string" office:string-value="BaseCluster" calcext:value-type="string">
            <text:p>BaseCluster</text:p>
          </table:table-cell>
          <table:table-cell table:formula="of:=AVERAGE([.N44:.N53])" office:value-type="float" office:value="37.475" calcext:value-type="float">
            <text:p>37.475</text:p>
          </table:table-cell>
          <table:table-cell table:formula="of:=STDEV([.N44:.N53])" office:value-type="float" office:value="2.28354621878633" calcext:value-type="float">
            <text:p>2.28354621878633</text:p>
          </table:table-cell>
          <table:table-cell table:formula="of:=AVERAGE([.Q44:.Q53])" office:value-type="float" office:value="22.5933796165994" calcext:value-type="float">
            <text:p>22.5933796165994</text:p>
          </table:table-cell>
          <table:table-cell table:formula="of:=STDEV([.Q44:.Q53])" office:value-type="float" office:value="2.44605964031687" calcext:value-type="float">
            <text:p>2.4460596403168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100*[.G58]/[.F58]" office:value-type="float" office:value="2.1978021978022" calcext:value-type="float">
            <text:p>2.19780219780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34.5" calcext:value-type="float">
            <text:p>34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58]/[.O58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1" calcext:value-type="float">
            <text:p>161</text:p>
          </table:table-cell>
          <table:table-cell office:value-type="float" office:value="400" calcext:value-type="float">
            <text:p>400</text:p>
          </table:table-cell>
          <table:table-cell office:value-type="float" office:value="40.25" calcext:value-type="float">
            <text:p>40.2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100*[.G59]/[.F59]" office:value-type="float" office:value="2.16216216216216" calcext:value-type="float">
            <text:p>2.1621621621621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37.25" calcext:value-type="float">
            <text:p>37.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9]/[.O5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42.25" calcext:value-type="float">
            <text:p>42.2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100*[.G60]/[.F60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0]/[.O60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61]/[.F61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32.5" calcext:value-type="float">
            <text:p>32.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00*[.P61]/[.O61]" office:value-type="float" office:value="30.7692307692308" calcext:value-type="float">
            <text:p>30.769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39.5" calcext:value-type="float">
            <text:p>39.5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formula="of:=100*[.G62]/[.F62]" office:value-type="float" office:value="2.11640211640212" calcext:value-type="float">
            <text:p>2.1164021164021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2]/[.O62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100*[.G63]/[.F63]" office:value-type="float" office:value="2.29885057471264" calcext:value-type="float">
            <text:p>2.2988505747126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3]/[.O63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4]/[.F64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400" calcext:value-type="float">
            <text:p>400</text:p>
          </table:table-cell>
          <table:table-cell office:value-type="float" office:value="29.5" calcext:value-type="float">
            <text:p>29.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100*[.P64]/[.O64]" office:value-type="float" office:value="17.3913043478261" calcext:value-type="float">
            <text:p>17.3913043478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1" calcext:value-type="float">
            <text:p>151</text:p>
          </table:table-cell>
          <table:table-cell office:value-type="float" office:value="400" calcext:value-type="float">
            <text:p>400</text:p>
          </table:table-cell>
          <table:table-cell office:value-type="float" office:value="37.75" calcext:value-type="float">
            <text:p>37.7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100*[.G65]/[.F65]" office:value-type="float" office:value="2.09424083769633" calcext:value-type="float">
            <text:p>2.09424083769633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65]/[.O65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41.25" calcext:value-type="float">
            <text:p>41.2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6]/[.F66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66]/[.O66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100*[.G67]/[.F67]" office:value-type="float" office:value="2.02020202020202" calcext:value-type="float">
            <text:p>2.0202020202020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33.5" calcext:value-type="float">
            <text:p>33.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67]/[.O6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AVERAGE([.E58:.E67])" office:value-type="float" office:value="38.675" calcext:value-type="float">
            <text:p>38.675</text:p>
          </table:table-cell>
          <table:table-cell table:formula="of:=STDEV([.E58:.E67])" office:value-type="float" office:value="2.64588254547409" calcext:value-type="float">
            <text:p>2.64588254547409</text:p>
          </table:table-cell>
          <table:table-cell table:formula="of:=AVERAGE([.H58:.H67])" office:value-type="float" office:value="2.15408999989135" calcext:value-type="float">
            <text:p>2.15408999989135</text:p>
          </table:table-cell>
          <table:table-cell table:formula="of:=STDEV([.H58:.H67])" office:value-type="float" office:value="0.121349093268079" calcext:value-type="float">
            <text:p>0.121349093268079</text:p>
          </table:table-cell>
          <table:table-cell table:number-columns-repeated="4"/>
          <table:table-cell table:formula="of:=[.K27]" office:value-type="string" office:string-value="PercepCluster" calcext:value-type="string">
            <text:p>PercepCluster</text:p>
          </table:table-cell>
          <table:table-cell table:formula="of:=AVERAGE([.N58:.N67])" office:value-type="float" office:value="35.775" calcext:value-type="float">
            <text:p>35.775</text:p>
          </table:table-cell>
          <table:table-cell table:formula="of:=STDEV([.N58:.N67])" office:value-type="float" office:value="3.65803909219133" calcext:value-type="float">
            <text:p>3.65803909219133</text:p>
          </table:table-cell>
          <table:table-cell table:formula="of:=AVERAGE([.Q58:.Q67])" office:value-type="float" office:value="23.8975071457909" calcext:value-type="float">
            <text:p>23.8975071457909</text:p>
          </table:table-cell>
          <table:table-cell table:formula="of:=STDEV([.Q58:.Q67])" office:value-type="float" office:value="4.92498427336991" calcext:value-type="float">
            <text:p>4.9249842733699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23.75" calcext:value-type="float">
            <text:p>23.7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100*[.G72]/[.F72]" office:value-type="float" office:value="8.51063829787234" calcext:value-type="float">
            <text:p>8.510638297872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9.75" calcext:value-type="float">
            <text:p>9.7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100*[.P72]/[.O72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3]/[.F73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9.25" calcext:value-type="float">
            <text:p>9.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73]/[.O7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100*[.G74]/[.F74]" office:value-type="float" office:value="5.79710144927536" calcext:value-type="float">
            <text:p>5.7971014492753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13.25" calcext:value-type="float">
            <text:p>13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74]/[.O74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28.75" calcext:value-type="float">
            <text:p>28.7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5]/[.F75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13.75" calcext:value-type="float">
            <text:p>13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5]/[.O75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21.5" calcext:value-type="float">
            <text:p>21.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100*[.G76]/[.F76]" office:value-type="float" office:value="7.01754385964912" calcext:value-type="float">
            <text:p>7.0175438596491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16.75" calcext:value-type="float">
            <text:p>16.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76]/[.O76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8.25" calcext:value-type="float">
            <text:p>18.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100*[.G77]/[.F77]" office:value-type="float" office:value="6.77966101694915" calcext:value-type="float">
            <text:p>6.7796610169491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7.75" calcext:value-type="float">
            <text:p>7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7]/[.O77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26.5" calcext:value-type="float">
            <text:p>26.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100*[.G78]/[.F78]" office:value-type="float" office:value="7.27272727272727" calcext:value-type="float">
            <text:p>7.272727272727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100*[.P78]/[.O78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79]/[.F79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11.75" calcext:value-type="float">
            <text:p>11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79]/[.O79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24.5" calcext:value-type="float">
            <text:p>24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80]/[.F80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80]/[.O80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office:value-type="float" office:value="15.25" calcext:value-type="float">
            <text:p>15.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00*[.G81]/[.F81]" office:value-type="float" office:value="6.25" calcext:value-type="float">
            <text:p>6.2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81]/[.O81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AVERAGE([.E72:.E81])" office:value-type="float" office:value="22.6" calcext:value-type="float">
            <text:p>22.6</text:p>
          </table:table-cell>
          <table:table-cell table:formula="of:=STDEV([.E72:.E81])" office:value-type="float" office:value="3.91790760483195" calcext:value-type="float">
            <text:p>3.91790760483195</text:p>
          </table:table-cell>
          <table:table-cell table:formula="of:=AVERAGE([.H72:.H81])" office:value-type="float" office:value="6.62663831023486" calcext:value-type="float">
            <text:p>6.62663831023486</text:p>
          </table:table-cell>
          <table:table-cell table:formula="of:=STDEV([.H72:.H81])" office:value-type="float" office:value="0.815747139965068" calcext:value-type="float">
            <text:p>0.815747139965068</text:p>
          </table:table-cell>
          <table:table-cell table:number-columns-repeated="4"/>
          <table:table-cell table:formula="of:=[.K41]" office:value-type="string" office:string-value="EveryCluster" calcext:value-type="string">
            <text:p>EveryCluster</text:p>
          </table:table-cell>
          <table:table-cell table:formula="of:=AVERAGE([.N72:.N81])" office:value-type="float" office:value="12.825" calcext:value-type="float">
            <text:p>12.825</text:p>
          </table:table-cell>
          <table:table-cell table:formula="of:=STDEV([.N72:.N81])" office:value-type="float" office:value="3.63824209688629" calcext:value-type="float">
            <text:p>3.63824209688629</text:p>
          </table:table-cell>
          <table:table-cell table:formula="of:=AVERAGE([.Q72:.Q81])" office:value-type="float" office:value="20.2995348992253" calcext:value-type="float">
            <text:p>20.2995348992253</text:p>
          </table:table-cell>
          <table:table-cell table:formula="of:=STDEV([.Q72:.Q81])" office:value-type="float" office:value="3.29113636784718" calcext:value-type="float">
            <text:p>3.29113636784718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9" calcext:value-type="float">
            <text:p>999</text:p>
          </table:table-cell>
          <table:table-cell office:value-type="float" office:value="2000" calcext:value-type="float">
            <text:p>2000</text:p>
          </table:table-cell>
          <table:table-cell office:value-type="float" office:value="49.95" calcext:value-type="float">
            <text:p>49.95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table:formula="of:=100*[.G86]/[.F86]" office:value-type="float" office:value="0.421940928270042" calcext:value-type="float">
            <text:p>0.4219409282700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26" calcext:value-type="float">
            <text:p>1226</text:p>
          </table:table-cell>
          <table:table-cell office:value-type="float" office:value="2000" calcext:value-type="float">
            <text:p>2000</text:p>
          </table:table-cell>
          <table:table-cell office:value-type="float" office:value="61.3" calcext:value-type="float">
            <text:p>61.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86]/[.O86]" office:value-type="float" office:value="10.5263157894737" calcext:value-type="float">
            <text:p>10.5263157894737</text:p>
          </table:table-cell>
          <table:table-cell/>
          <table:table-cell office:value-type="string" calcext:value-type="string">
            <text:p>1000 -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47" calcext:value-type="float">
            <text:p>1047</text:p>
          </table:table-cell>
          <table:table-cell office:value-type="float" office:value="2000" calcext:value-type="float">
            <text:p>2000</text:p>
          </table:table-cell>
          <table:table-cell office:value-type="float" office:value="52.35" calcext:value-type="float">
            <text:p>52.35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formula="of:=100*[.G87]/[.F87]" office:value-type="float" office:value="0.433839479392625" calcext:value-type="float">
            <text:p>0.43383947939262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41" calcext:value-type="float">
            <text:p>1241</text:p>
          </table:table-cell>
          <table:table-cell office:value-type="float" office:value="2000" calcext:value-type="float">
            <text:p>2000</text:p>
          </table:table-cell>
          <table:table-cell office:value-type="float" office:value="62.05" calcext:value-type="float">
            <text:p>62.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0*[.P87]/[.O87]" office:value-type="float" office:value="11.7647058823529" calcext:value-type="float">
            <text:p>11.7647058823529</text:p>
          </table:table-cell>
          <table:table-cell/>
          <table:table-cell table:formula="of:=[.B96]" office:value-type="string" office:string-value="Name" calcext:value-type="string">
            <text:p>Name</text:p>
          </table:table-cell>
          <table:table-cell table:formula="of:=[.C96]" office:value-type="string" office:string-value="Accuracy" calcext:value-type="string">
            <text:p>Accuracy</text:p>
          </table:table-cell>
          <table:table-cell table:formula="of:=[.D96]" office:value-type="string" office:string-value="AccErr" calcext:value-type="string">
            <text:p>AccErr</text:p>
          </table:table-cell>
          <table:table-cell table:formula="of:=[.E96]" office:value-type="string" office:string-value="Precision" calcext:value-type="string">
            <text:p>Precision</text:p>
          </table:table-cell>
          <table:table-cell table:formula="of:=[.F96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19" calcext:value-type="float">
            <text:p>1019</text:p>
          </table:table-cell>
          <table:table-cell office:value-type="float" office:value="2000" calcext:value-type="float">
            <text:p>2000</text:p>
          </table:table-cell>
          <table:table-cell office:value-type="float" office:value="50.95" calcext:value-type="float">
            <text:p>50.95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formula="of:=100*[.G88]/[.F88]" office:value-type="float" office:value="0.436681222707424" calcext:value-type="float">
            <text:p>0.4366812227074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32" calcext:value-type="float">
            <text:p>1232</text:p>
          </table:table-cell>
          <table:table-cell office:value-type="float" office:value="2000" calcext:value-type="float">
            <text:p>2000</text:p>
          </table:table-cell>
          <table:table-cell office:value-type="float" office:value="61.6" calcext:value-type="float">
            <text:p>61.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88]/[.O88]" office:value-type="float" office:value="10.5263157894737" calcext:value-type="float">
            <text:p>10.5263157894737</text:p>
          </table:table-cell>
          <table:table-cell/>
          <table:table-cell table:formula="of:=[.B97]" office:value-type="string" office:string-value="BaseBase" calcext:value-type="string">
            <text:p>BaseBase</text:p>
          </table:table-cell>
          <table:table-cell table:formula="of:=[.C97]" office:value-type="float" office:value="50.88" calcext:value-type="float">
            <text:p>50.88</text:p>
          </table:table-cell>
          <table:table-cell table:formula="of:=[.D97]" office:value-type="float" office:value="1.16576155366353" calcext:value-type="float">
            <text:p>1.16576155366353</text:p>
          </table:table-cell>
          <table:table-cell table:formula="of:=[.E97]" office:value-type="float" office:value="0.425261954413011" calcext:value-type="float">
            <text:p>0.425261954413011</text:p>
          </table:table-cell>
          <table:table-cell table:formula="of:=[.F97]" office:value-type="float" office:value="0.0093314203512793" calcext:value-type="float">
            <text:p>0.009331420351279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37" calcext:value-type="float">
            <text:p>1037</text:p>
          </table:table-cell>
          <table:table-cell office:value-type="float" office:value="2000" calcext:value-type="float">
            <text:p>2000</text:p>
          </table:table-cell>
          <table:table-cell office:value-type="float" office:value="51.85" calcext:value-type="float">
            <text:p>51.85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100*[.G89]/[.F89]" office:value-type="float" office:value="0.416666666666667" calcext:value-type="float">
            <text:p>0.41666666666666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0" calcext:value-type="float">
            <text:p>1280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0*[.P89]/[.O89]" office:value-type="float" office:value="12.5" calcext:value-type="float">
            <text:p>12.5</text:p>
          </table:table-cell>
          <table:table-cell/>
          <table:table-cell table:formula="of:=[.B111]" office:value-type="string" office:string-value="PercepBase" calcext:value-type="string">
            <text:p>PercepBase</text:p>
          </table:table-cell>
          <table:table-cell table:formula="of:=[.C111]" office:value-type="float" office:value="39.64" calcext:value-type="float">
            <text:p>39.64</text:p>
          </table:table-cell>
          <table:table-cell table:formula="of:=[.D111]" office:value-type="float" office:value="1.0208384353614" calcext:value-type="float">
            <text:p>1.0208384353614</text:p>
          </table:table-cell>
          <table:table-cell table:formula="of:=[.E111]" office:value-type="float" office:value="0.282101887725734" calcext:value-type="float">
            <text:p>0.282101887725734</text:p>
          </table:table-cell>
          <table:table-cell table:formula="of:=[.F111]" office:value-type="float" office:value="0.00549562192417252" calcext:value-type="float">
            <text:p>0.005495621924173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0" calcext:value-type="float">
            <text:p>990</text:p>
          </table:table-cell>
          <table:table-cell office:value-type="float" office:value="2000" calcext:value-type="float">
            <text:p>2000</text:p>
          </table:table-cell>
          <table:table-cell office:value-type="float" office:value="49.5" calcext:value-type="float">
            <text:p>49.5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table:formula="of:=100*[.G90]/[.F90]" office:value-type="float" office:value="0.4149377593361" calcext:value-type="float">
            <text:p>0.4149377593361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49" calcext:value-type="float">
            <text:p>1249</text:p>
          </table:table-cell>
          <table:table-cell office:value-type="float" office:value="2000" calcext:value-type="float">
            <text:p>2000</text:p>
          </table:table-cell>
          <table:table-cell office:value-type="float" office:value="62.45" calcext:value-type="float">
            <text:p>62.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00*[.P90]/[.O90]" office:value-type="float" office:value="9.09090909090909" calcext:value-type="float">
            <text:p>9.09090909090909</text:p>
          </table:table-cell>
          <table:table-cell/>
          <table:table-cell table:formula="of:=[.B125]" office:value-type="string" office:string-value="EveryBase" calcext:value-type="string">
            <text:p>EveryBase</text:p>
          </table:table-cell>
          <table:table-cell table:formula="of:=[.C125]" office:value-type="float" office:value="34.105" calcext:value-type="float">
            <text:p>34.105</text:p>
          </table:table-cell>
          <table:table-cell table:formula="of:=[.D125]" office:value-type="float" office:value="2.79537812985809" calcext:value-type="float">
            <text:p>2.79537812985809</text:p>
          </table:table-cell>
          <table:table-cell table:formula="of:=[.E125]" office:value-type="float" office:value="1.0010403646971" calcext:value-type="float">
            <text:p>1.0010403646971</text:p>
          </table:table-cell>
          <table:table-cell table:formula="of:=[.F125]" office:value-type="float" office:value="0.048556135887685" calcext:value-type="float">
            <text:p>0.04855613588768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53" calcext:value-type="float">
            <text:p>1053</text:p>
          </table:table-cell>
          <table:table-cell office:value-type="float" office:value="2000" calcext:value-type="float">
            <text:p>2000</text:p>
          </table:table-cell>
          <table:table-cell office:value-type="float" office:value="52.65" calcext:value-type="float">
            <text:p>52.65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table:formula="of:=100*[.G91]/[.F91]" office:value-type="float" office:value="0.441501103752759" calcext:value-type="float">
            <text:p>0.441501103752759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62" calcext:value-type="float">
            <text:p>1262</text:p>
          </table:table-cell>
          <table:table-cell office:value-type="float" office:value="2000" calcext:value-type="float">
            <text:p>2000</text:p>
          </table:table-cell>
          <table:table-cell office:value-type="float" office:value="63.1" calcext:value-type="float">
            <text:p>63.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100*[.P91]/[.O91]" office:value-type="float" office:value="11.1111111111111" calcext:value-type="float">
            <text:p>11.1111111111111</text:p>
          </table:table-cell>
          <table:table-cell/>
          <table:table-cell table:formula="of:=[.K97]" office:value-type="string" office:string-value="BaseCluster" calcext:value-type="string">
            <text:p>BaseCluster</text:p>
          </table:table-cell>
          <table:table-cell table:formula="of:=[.L97]" office:value-type="float" office:value="62.935" calcext:value-type="float">
            <text:p>62.935</text:p>
          </table:table-cell>
          <table:table-cell table:formula="of:=[.M97]" office:value-type="float" office:value="1.01790907692627" calcext:value-type="float">
            <text:p>1.01790907692627</text:p>
          </table:table-cell>
          <table:table-cell table:formula="of:=[.N97]" office:value-type="float" office:value="10.7905322575601" calcext:value-type="float">
            <text:p>10.7905322575601</text:p>
          </table:table-cell>
          <table:table-cell table:formula="of:=[.O97]" office:value-type="float" office:value="1.54182189788267" calcext:value-type="float">
            <text:p>1.5418218978826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14" calcext:value-type="float">
            <text:p>1014</text:p>
          </table:table-cell>
          <table:table-cell office:value-type="float" office:value="2000" calcext:value-type="float">
            <text:p>2000</text:p>
          </table:table-cell>
          <table:table-cell office:value-type="float" office:value="50.7" calcext:value-type="float">
            <text:p>50.7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table:formula="of:=100*[.G92]/[.F92]" office:value-type="float" office:value="0.422832980972516" calcext:value-type="float">
            <text:p>0.42283298097251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7" calcext:value-type="float">
            <text:p>1277</text:p>
          </table:table-cell>
          <table:table-cell office:value-type="float" office:value="2000" calcext:value-type="float">
            <text:p>2000</text:p>
          </table:table-cell>
          <table:table-cell office:value-type="float" office:value="63.85" calcext:value-type="float">
            <text:p>63.8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100*[.P92]/[.O92]" office:value-type="float" office:value="8" calcext:value-type="float">
            <text:p>8</text:p>
          </table:table-cell>
          <table:table-cell/>
          <table:table-cell table:formula="of:=[.K111]" office:value-type="string" office:string-value="PercepCluster" calcext:value-type="string">
            <text:p>PercepCluster</text:p>
          </table:table-cell>
          <table:table-cell table:formula="of:=[.L111]" office:value-type="float" office:value="55.815" calcext:value-type="float">
            <text:p>55.815</text:p>
          </table:table-cell>
          <table:table-cell table:formula="of:=[.M111]" office:value-type="float" office:value="1.29851410808235" calcext:value-type="float">
            <text:p>1.29851410808235</text:p>
          </table:table-cell>
          <table:table-cell table:formula="of:=[.N111]" office:value-type="float" office:value="6.80108630400621" calcext:value-type="float">
            <text:p>6.80108630400621</text:p>
          </table:table-cell>
          <table:table-cell table:formula="of:=[.O111]" office:value-type="float" office:value="0.564889110647861" calcext:value-type="float">
            <text:p>0.56488911064786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29" calcext:value-type="float">
            <text:p>1029</text:p>
          </table:table-cell>
          <table:table-cell office:value-type="float" office:value="2000" calcext:value-type="float">
            <text:p>2000</text:p>
          </table:table-cell>
          <table:table-cell office:value-type="float" office:value="51.45" calcext:value-type="float">
            <text:p>51.45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100*[.G93]/[.F93]" office:value-type="float" office:value="0.416666666666667" calcext:value-type="float">
            <text:p>0.41666666666666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0" calcext:value-type="float">
            <text:p>1280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93]/[.O93]" office:value-type="float" office:value="10.5263157894737" calcext:value-type="float">
            <text:p>10.5263157894737</text:p>
          </table:table-cell>
          <table:table-cell/>
          <table:table-cell table:formula="of:=[.K125]" office:value-type="string" office:string-value="EveryCluster" calcext:value-type="string">
            <text:p>EveryCluster</text:p>
          </table:table-cell>
          <table:table-cell table:formula="of:=[.L125]" office:value-type="float" office:value="30.83" calcext:value-type="float">
            <text:p>30.83</text:p>
          </table:table-cell>
          <table:table-cell table:formula="of:=[.M125]" office:value-type="float" office:value="2.75209011480365" calcext:value-type="float">
            <text:p>2.75209011480365</text:p>
          </table:table-cell>
          <table:table-cell table:formula="of:=[.N125]" office:value-type="float" office:value="6.24700866432478" calcext:value-type="float">
            <text:p>6.24700866432478</text:p>
          </table:table-cell>
          <table:table-cell table:formula="of:=[.O125]" office:value-type="float" office:value="0.71377872178582" calcext:value-type="float">
            <text:p>0.7137787217858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0" calcext:value-type="float">
            <text:p>990</text:p>
          </table:table-cell>
          <table:table-cell office:value-type="float" office:value="2000" calcext:value-type="float">
            <text:p>2000</text:p>
          </table:table-cell>
          <table:table-cell office:value-type="float" office:value="49.5" calcext:value-type="float">
            <text:p>49.5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formula="of:=100*[.G94]/[.F94]" office:value-type="float" office:value="0.428265524625268" calcext:value-type="float">
            <text:p>0.4282655246252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4" calcext:value-type="float">
            <text:p>1274</text:p>
          </table:table-cell>
          <table:table-cell office:value-type="float" office:value="2000" calcext:value-type="float">
            <text:p>2000</text:p>
          </table:table-cell>
          <table:table-cell office:value-type="float" office:value="63.7" calcext:value-type="float">
            <text:p>63.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94]/[.O94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8" calcext:value-type="float">
            <text:p>998</text:p>
          </table:table-cell>
          <table:table-cell office:value-type="float" office:value="2000" calcext:value-type="float">
            <text:p>2000</text:p>
          </table:table-cell>
          <table:table-cell office:value-type="float" office:value="49.9" calcext:value-type="float">
            <text:p>49.9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formula="of:=100*[.G95]/[.F95]" office:value-type="float" office:value="0.419287211740042" calcext:value-type="float">
            <text:p>0.4192872117400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66" calcext:value-type="float">
            <text:p>1266</text:p>
          </table:table-cell>
          <table:table-cell office:value-type="float" office:value="2000" calcext:value-type="float">
            <text:p>2000</text:p>
          </table:table-cell>
          <table:table-cell office:value-type="float" office:value="63.3" calcext:value-type="float">
            <text:p>63.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95]/[.O95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55]" office:value-type="string" office:string-value="BaseBase" calcext:value-type="string">
            <text:p>BaseBase</text:p>
          </table:table-cell>
          <table:table-cell table:formula="of:=AVERAGE([.E86:.E95])" office:value-type="float" office:value="50.88" calcext:value-type="float">
            <text:p>50.88</text:p>
          </table:table-cell>
          <table:table-cell table:formula="of:=STDEV([.E86:.E95])" office:value-type="float" office:value="1.16576155366353" calcext:value-type="float">
            <text:p>1.16576155366353</text:p>
          </table:table-cell>
          <table:table-cell table:formula="of:=AVERAGE([.H86:.H95])" office:value-type="float" office:value="0.425261954413011" calcext:value-type="float">
            <text:p>0.425261954413011</text:p>
          </table:table-cell>
          <table:table-cell table:formula="of:=STDEV([.H86:.H95])" office:value-type="float" office:value="0.0093314203512793" calcext:value-type="float">
            <text:p>0.009331420351279</text:p>
          </table:table-cell>
          <table:table-cell table:number-columns-repeated="4"/>
          <table:table-cell table:formula="of:=[.K55]" office:value-type="string" office:string-value="BaseCluster" calcext:value-type="string">
            <text:p>BaseCluster</text:p>
          </table:table-cell>
          <table:table-cell table:formula="of:=AVERAGE([.N86:.N95])" office:value-type="float" office:value="62.935" calcext:value-type="float">
            <text:p>62.935</text:p>
          </table:table-cell>
          <table:table-cell table:formula="of:=STDEV([.N86:.N95])" office:value-type="float" office:value="1.01790907692627" calcext:value-type="float">
            <text:p>1.01790907692627</text:p>
          </table:table-cell>
          <table:table-cell table:formula="of:=AVERAGE([.Q86:.Q95])" office:value-type="float" office:value="10.7905322575601" calcext:value-type="float">
            <text:p>10.7905322575601</text:p>
          </table:table-cell>
          <table:table-cell table:formula="of:=STDEV([.Q86:.Q95])" office:value-type="float" office:value="1.54182189788267" calcext:value-type="float">
            <text:p>1.5418218978826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21" calcext:value-type="float">
            <text:p>821</text:p>
          </table:table-cell>
          <table:table-cell office:value-type="float" office:value="2000" calcext:value-type="float">
            <text:p>2000</text:p>
          </table:table-cell>
          <table:table-cell office:value-type="float" office:value="41.05" calcext:value-type="float">
            <text:p>41.05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table:formula="of:=100*[.G100]/[.F100]" office:value-type="float" office:value="0.284900284900285" calcext:value-type="float">
            <text:p>0.28490028490028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89" calcext:value-type="float">
            <text:p>1089</text:p>
          </table:table-cell>
          <table:table-cell office:value-type="float" office:value="2000" calcext:value-type="float">
            <text:p>2000</text:p>
          </table:table-cell>
          <table:table-cell office:value-type="float" office:value="54.45" calcext:value-type="float">
            <text:p>54.4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100*[.P100]/[.O100]" office:value-type="float" office:value="6.45161290322581" calcext:value-type="float">
            <text:p>6.45161290322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66" calcext:value-type="float">
            <text:p>766</text:p>
          </table:table-cell>
          <table:table-cell office:value-type="float" office:value="2000" calcext:value-type="float">
            <text:p>2000</text:p>
          </table:table-cell>
          <table:table-cell office:value-type="float" office:value="38.3" calcext:value-type="float">
            <text:p>38.3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100*[.G101]/[.F101]" office:value-type="float" office:value="0.277392510402219" calcext:value-type="float">
            <text:p>0.277392510402219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0" calcext:value-type="float">
            <text:p>1130</text:p>
          </table:table-cell>
          <table:table-cell office:value-type="float" office:value="2000" calcext:value-type="float">
            <text:p>2000</text:p>
          </table:table-cell>
          <table:table-cell office:value-type="float" office:value="56.5" calcext:value-type="float">
            <text:p>56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01]/[.O101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06" calcext:value-type="float">
            <text:p>806</text:p>
          </table:table-cell>
          <table:table-cell office:value-type="float" office:value="2000" calcext:value-type="float">
            <text:p>2000</text:p>
          </table:table-cell>
          <table:table-cell office:value-type="float" office:value="40.3" calcext:value-type="float">
            <text:p>40.3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table:formula="of:=100*[.G102]/[.F102]" office:value-type="float" office:value="0.280504908835905" calcext:value-type="float">
            <text:p>0.2805049088359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98" calcext:value-type="float">
            <text:p>1098</text:p>
          </table:table-cell>
          <table:table-cell office:value-type="float" office:value="2000" calcext:value-type="float">
            <text:p>2000</text:p>
          </table:table-cell>
          <table:table-cell office:value-type="float" office:value="54.9" calcext:value-type="float">
            <text:p>54.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2]/[.O102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92" calcext:value-type="float">
            <text:p>792</text:p>
          </table:table-cell>
          <table:table-cell office:value-type="float" office:value="2000" calcext:value-type="float">
            <text:p>2000</text:p>
          </table:table-cell>
          <table:table-cell office:value-type="float" office:value="39.6" calcext:value-type="float">
            <text:p>39.6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100*[.G103]/[.F103]" office:value-type="float" office:value="0.28328611898017" calcext:value-type="float">
            <text:p>0.283286118980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09" calcext:value-type="float">
            <text:p>1109</text:p>
          </table:table-cell>
          <table:table-cell office:value-type="float" office:value="2000" calcext:value-type="float">
            <text:p>2000</text:p>
          </table:table-cell>
          <table:table-cell office:value-type="float" office:value="55.45" calcext:value-type="float">
            <text:p>55.4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3]/[.O103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18" calcext:value-type="float">
            <text:p>818</text:p>
          </table:table-cell>
          <table:table-cell office:value-type="float" office:value="2000" calcext:value-type="float">
            <text:p>2000</text:p>
          </table:table-cell>
          <table:table-cell office:value-type="float" office:value="40.9" calcext:value-type="float">
            <text:p>40.9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formula="of:=100*[.G104]/[.F104]" office:value-type="float" office:value="0.276243093922652" calcext:value-type="float">
            <text:p>0.27624309392265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4" calcext:value-type="float">
            <text:p>1134</text:p>
          </table:table-cell>
          <table:table-cell office:value-type="float" office:value="2000" calcext:value-type="float">
            <text:p>2000</text:p>
          </table:table-cell>
          <table:table-cell office:value-type="float" office:value="56.7" calcext:value-type="float">
            <text:p>56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100*[.P104]/[.O104]" office:value-type="float" office:value="6.25" calcext:value-type="float">
            <text:p>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76" calcext:value-type="float">
            <text:p>776</text:p>
          </table:table-cell>
          <table:table-cell office:value-type="float" office:value="2000" calcext:value-type="float">
            <text:p>2000</text:p>
          </table:table-cell>
          <table:table-cell office:value-type="float" office:value="38.8" calcext:value-type="float">
            <text:p>38.8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100*[.G105]/[.F105]" office:value-type="float" office:value="0.277392510402219" calcext:value-type="float">
            <text:p>0.277392510402219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64" calcext:value-type="float">
            <text:p>1164</text:p>
          </table:table-cell>
          <table:table-cell office:value-type="float" office:value="2000" calcext:value-type="float">
            <text:p>2000</text:p>
          </table:table-cell>
          <table:table-cell office:value-type="float" office:value="58.2" calcext:value-type="float">
            <text:p>58.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00*[.P105]/[.O105]" office:value-type="float" office:value="7.14285714285714" calcext:value-type="float">
            <text:p>7.14285714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09" calcext:value-type="float">
            <text:p>809</text:p>
          </table:table-cell>
          <table:table-cell office:value-type="float" office:value="2000" calcext:value-type="float">
            <text:p>2000</text:p>
          </table:table-cell>
          <table:table-cell office:value-type="float" office:value="40.45" calcext:value-type="float">
            <text:p>40.45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table:formula="of:=100*[.G106]/[.F106]" office:value-type="float" office:value="0.295420974889217" calcext:value-type="float">
            <text:p>0.2954209748892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72" calcext:value-type="float">
            <text:p>1072</text:p>
          </table:table-cell>
          <table:table-cell office:value-type="float" office:value="2000" calcext:value-type="float">
            <text:p>2000</text:p>
          </table:table-cell>
          <table:table-cell office:value-type="float" office:value="53.6" calcext:value-type="float">
            <text:p>53.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06]/[.O106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86" calcext:value-type="float">
            <text:p>786</text:p>
          </table:table-cell>
          <table:table-cell office:value-type="float" office:value="2000" calcext:value-type="float">
            <text:p>2000</text:p>
          </table:table-cell>
          <table:table-cell office:value-type="float" office:value="39.3" calcext:value-type="float">
            <text:p>39.3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100*[.G107]/[.F107]" office:value-type="float" office:value="0.28328611898017" calcext:value-type="float">
            <text:p>0.283286118980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18" calcext:value-type="float">
            <text:p>1118</text:p>
          </table:table-cell>
          <table:table-cell office:value-type="float" office:value="2000" calcext:value-type="float">
            <text:p>2000</text:p>
          </table:table-cell>
          <table:table-cell office:value-type="float" office:value="55.9" calcext:value-type="float">
            <text:p>55.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07]/[.O107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64" calcext:value-type="float">
            <text:p>764</text:p>
          </table:table-cell>
          <table:table-cell office:value-type="float" office:value="2000" calcext:value-type="float">
            <text:p>2000</text:p>
          </table:table-cell>
          <table:table-cell office:value-type="float" office:value="38.2" calcext:value-type="float">
            <text:p>38.2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table:formula="of:=100*[.G108]/[.F108]" office:value-type="float" office:value="0.280504908835905" calcext:value-type="float">
            <text:p>0.2805049088359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0" calcext:value-type="float">
            <text:p>1130</text:p>
          </table:table-cell>
          <table:table-cell office:value-type="float" office:value="2000" calcext:value-type="float">
            <text:p>2000</text:p>
          </table:table-cell>
          <table:table-cell office:value-type="float" office:value="56.5" calcext:value-type="float">
            <text:p>56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100*[.P108]/[.O108]" office:value-type="float" office:value="5.71428571428571" calcext:value-type="float">
            <text:p>5.7142857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90" calcext:value-type="float">
            <text:p>790</text:p>
          </table:table-cell>
          <table:table-cell office:value-type="float" office:value="2000" calcext:value-type="float">
            <text:p>2000</text:p>
          </table:table-cell>
          <table:table-cell office:value-type="float" office:value="39.5" calcext:value-type="float">
            <text:p>39.5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table:formula="of:=100*[.G109]/[.F109]" office:value-type="float" office:value="0.282087447108604" calcext:value-type="float">
            <text:p>0.28208744710860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19" calcext:value-type="float">
            <text:p>1119</text:p>
          </table:table-cell>
          <table:table-cell office:value-type="float" office:value="2000" calcext:value-type="float">
            <text:p>2000</text:p>
          </table:table-cell>
          <table:table-cell office:value-type="float" office:value="55.95" calcext:value-type="float">
            <text:p>55.9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9]/[.O109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69]" office:value-type="string" office:string-value="PercepBase" calcext:value-type="string">
            <text:p>PercepBase</text:p>
          </table:table-cell>
          <table:table-cell table:formula="of:=AVERAGE([.E100:.E109])" office:value-type="float" office:value="39.64" calcext:value-type="float">
            <text:p>39.64</text:p>
          </table:table-cell>
          <table:table-cell table:formula="of:=STDEV([.E100:.E109])" office:value-type="float" office:value="1.0208384353614" calcext:value-type="float">
            <text:p>1.0208384353614</text:p>
          </table:table-cell>
          <table:table-cell table:formula="of:=AVERAGE([.H100:.H109])" office:value-type="float" office:value="0.282101887725734" calcext:value-type="float">
            <text:p>0.282101887725734</text:p>
          </table:table-cell>
          <table:table-cell table:formula="of:=STDEV([.H100:.H109])" office:value-type="float" office:value="0.00549562192417252" calcext:value-type="float">
            <text:p>0.005495621924173</text:p>
          </table:table-cell>
          <table:table-cell table:number-columns-repeated="4"/>
          <table:table-cell table:formula="of:=[.K69]" office:value-type="string" office:string-value="PercepCluster" calcext:value-type="string">
            <text:p>PercepCluster</text:p>
          </table:table-cell>
          <table:table-cell table:formula="of:=AVERAGE([.N100:.N109])" office:value-type="float" office:value="55.815" calcext:value-type="float">
            <text:p>55.815</text:p>
          </table:table-cell>
          <table:table-cell table:formula="of:=STDEV([.N100:.N109])" office:value-type="float" office:value="1.29851410808235" calcext:value-type="float">
            <text:p>1.29851410808235</text:p>
          </table:table-cell>
          <table:table-cell table:formula="of:=AVERAGE([.Q100:.Q109])" office:value-type="float" office:value="6.80108630400621" calcext:value-type="float">
            <text:p>6.80108630400621</text:p>
          </table:table-cell>
          <table:table-cell table:formula="of:=STDEV([.Q100:.Q109])" office:value-type="float" office:value="0.564889110647861" calcext:value-type="float">
            <text:p>0.56488911064786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14]/[.F114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69" calcext:value-type="float">
            <text:p>569</text:p>
          </table:table-cell>
          <table:table-cell office:value-type="float" office:value="2000" calcext:value-type="float">
            <text:p>2000</text:p>
          </table:table-cell>
          <table:table-cell office:value-type="float" office:value="28.45" calcext:value-type="float">
            <text:p>28.4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P114]/[.O114]" office:value-type="float" office:value="5.55555555555556" calcext:value-type="float">
            <text:p>5.5555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83" calcext:value-type="float">
            <text:p>683</text:p>
          </table:table-cell>
          <table:table-cell office:value-type="float" office:value="2000" calcext:value-type="float">
            <text:p>2000</text:p>
          </table:table-cell>
          <table:table-cell office:value-type="float" office:value="34.15" calcext:value-type="float">
            <text:p>34.1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100*[.G115]/[.F115]" office:value-type="float" office:value="1.06951871657754" calcext:value-type="float">
            <text:p>1.0695187165775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73" calcext:value-type="float">
            <text:p>673</text:p>
          </table:table-cell>
          <table:table-cell office:value-type="float" office:value="2000" calcext:value-type="float">
            <text:p>2000</text:p>
          </table:table-cell>
          <table:table-cell office:value-type="float" office:value="33.65" calcext:value-type="float">
            <text:p>33.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15]/[.O115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03" calcext:value-type="float">
            <text:p>603</text:p>
          </table:table-cell>
          <table:table-cell office:value-type="float" office:value="2000" calcext:value-type="float">
            <text:p>2000</text:p>
          </table:table-cell>
          <table:table-cell office:value-type="float" office:value="30.15" calcext:value-type="float">
            <text:p>30.1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16]/[.F116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38" calcext:value-type="float">
            <text:p>638</text:p>
          </table:table-cell>
          <table:table-cell office:value-type="float" office:value="2000" calcext:value-type="float">
            <text:p>2000</text:p>
          </table:table-cell>
          <table:table-cell office:value-type="float" office:value="31.9" calcext:value-type="float">
            <text:p>31.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16]/[.O116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44" calcext:value-type="float">
            <text:p>744</text:p>
          </table:table-cell>
          <table:table-cell office:value-type="float" office:value="2000" calcext:value-type="float">
            <text:p>2000</text:p>
          </table:table-cell>
          <table:table-cell office:value-type="float" office:value="37.2" calcext:value-type="float">
            <text:p>37.2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formula="of:=100*[.G117]/[.F117]" office:value-type="float" office:value="0.966183574879227" calcext:value-type="float">
            <text:p>0.9661835748792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88" calcext:value-type="float">
            <text:p>688</text:p>
          </table:table-cell>
          <table:table-cell office:value-type="float" office:value="2000" calcext:value-type="float">
            <text:p>2000</text:p>
          </table:table-cell>
          <table:table-cell office:value-type="float" office:value="34.4" calcext:value-type="float">
            <text:p>34.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17]/[.O117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38.4" calcext:value-type="float">
            <text:p>38.4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formula="of:=100*[.G118]/[.F118]" office:value-type="float" office:value="0.970873786407767" calcext:value-type="float">
            <text:p>0.97087378640776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96" calcext:value-type="float">
            <text:p>596</text:p>
          </table:table-cell>
          <table:table-cell office:value-type="float" office:value="2000" calcext:value-type="float">
            <text:p>2000</text:p>
          </table:table-cell>
          <table:table-cell office:value-type="float" office:value="29.8" calcext:value-type="float">
            <text:p>29.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100*[.P118]/[.O118]" office:value-type="float" office:value="5.26315789473684" calcext:value-type="float">
            <text:p>5.26315789473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95" calcext:value-type="float">
            <text:p>695</text:p>
          </table:table-cell>
          <table:table-cell office:value-type="float" office:value="2000" calcext:value-type="float">
            <text:p>2000</text:p>
          </table:table-cell>
          <table:table-cell office:value-type="float" office:value="34.75" calcext:value-type="float">
            <text:p>34.75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100*[.G119]/[.F119]" office:value-type="float" office:value="1.00502512562814" calcext:value-type="float">
            <text:p>1.0050251256281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1" calcext:value-type="float">
            <text:p>521</text:p>
          </table:table-cell>
          <table:table-cell office:value-type="float" office:value="2000" calcext:value-type="float">
            <text:p>2000</text:p>
          </table:table-cell>
          <table:table-cell office:value-type="float" office:value="26.05" calcext:value-type="float">
            <text:p>26.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P119]/[.O119]" office:value-type="float" office:value="5.55555555555556" calcext:value-type="float">
            <text:p>5.5555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47" calcext:value-type="float">
            <text:p>647</text:p>
          </table:table-cell>
          <table:table-cell office:value-type="float" office:value="2000" calcext:value-type="float">
            <text:p>2000</text:p>
          </table:table-cell>
          <table:table-cell office:value-type="float" office:value="32.35" calcext:value-type="float">
            <text:p>32.35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100*[.G120]/[.F120]" office:value-type="float" office:value="0.934579439252336" calcext:value-type="float">
            <text:p>0.93457943925233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99" calcext:value-type="float">
            <text:p>599</text:p>
          </table:table-cell>
          <table:table-cell office:value-type="float" office:value="2000" calcext:value-type="float">
            <text:p>2000</text:p>
          </table:table-cell>
          <table:table-cell office:value-type="float" office:value="29.95" calcext:value-type="float">
            <text:p>29.9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00*[.P120]/[.O120]" office:value-type="float" office:value="7.14285714285714" calcext:value-type="float">
            <text:p>7.14285714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31" calcext:value-type="float">
            <text:p>731</text:p>
          </table:table-cell>
          <table:table-cell office:value-type="float" office:value="2000" calcext:value-type="float">
            <text:p>2000</text:p>
          </table:table-cell>
          <table:table-cell office:value-type="float" office:value="36.55" calcext:value-type="float">
            <text:p>36.5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100*[.G121]/[.F121]" office:value-type="float" office:value="1.0989010989011" calcext:value-type="float">
            <text:p>1.098901098901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19" calcext:value-type="float">
            <text:p>619</text:p>
          </table:table-cell>
          <table:table-cell office:value-type="float" office:value="2000" calcext:value-type="float">
            <text:p>2000</text:p>
          </table:table-cell>
          <table:table-cell office:value-type="float" office:value="30.95" calcext:value-type="float">
            <text:p>30.9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100*[.P121]/[.O121]" office:value-type="float" office:value="5.71428571428571" calcext:value-type="float">
            <text:p>5.7142857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71" calcext:value-type="float">
            <text:p>671</text:p>
          </table:table-cell>
          <table:table-cell office:value-type="float" office:value="2000" calcext:value-type="float">
            <text:p>2000</text:p>
          </table:table-cell>
          <table:table-cell office:value-type="float" office:value="33.55" calcext:value-type="float">
            <text:p>33.5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22]/[.F122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77" calcext:value-type="float">
            <text:p>577</text:p>
          </table:table-cell>
          <table:table-cell office:value-type="float" office:value="2000" calcext:value-type="float">
            <text:p>2000</text:p>
          </table:table-cell>
          <table:table-cell office:value-type="float" office:value="28.85" calcext:value-type="float">
            <text:p>28.8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22]/[.O122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79" calcext:value-type="float">
            <text:p>679</text:p>
          </table:table-cell>
          <table:table-cell office:value-type="float" office:value="2000" calcext:value-type="float">
            <text:p>2000</text:p>
          </table:table-cell>
          <table:table-cell office:value-type="float" office:value="33.95" calcext:value-type="float">
            <text:p>33.9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100*[.G123]/[.F123]" office:value-type="float" office:value="0.99502487562189" calcext:value-type="float">
            <text:p>0.9950248756218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86" calcext:value-type="float">
            <text:p>686</text:p>
          </table:table-cell>
          <table:table-cell office:value-type="float" office:value="2000" calcext:value-type="float">
            <text:p>2000</text:p>
          </table:table-cell>
          <table:table-cell office:value-type="float" office:value="34.3" calcext:value-type="float">
            <text:p>34.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100*[.P123]/[.O123]" office:value-type="float" office:value="5.88235294117647" calcext:value-type="float">
            <text:p>5.882352941176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83]" office:value-type="string" office:string-value="EveryBase" calcext:value-type="string">
            <text:p>EveryBase</text:p>
          </table:table-cell>
          <table:table-cell table:formula="of:=AVERAGE([.E114:.E123])" office:value-type="float" office:value="34.105" calcext:value-type="float">
            <text:p>34.105</text:p>
          </table:table-cell>
          <table:table-cell table:formula="of:=STDEV([.E114:.E123])" office:value-type="float" office:value="2.79537812985809" calcext:value-type="float">
            <text:p>2.79537812985809</text:p>
          </table:table-cell>
          <table:table-cell table:formula="of:=AVERAGE([.H114:.H123])" office:value-type="float" office:value="1.0010403646971" calcext:value-type="float">
            <text:p>1.0010403646971</text:p>
          </table:table-cell>
          <table:table-cell table:formula="of:=STDEV([.H114:.H123])" office:value-type="float" office:value="0.048556135887685" calcext:value-type="float">
            <text:p>0.048556135887685</text:p>
          </table:table-cell>
          <table:table-cell table:number-columns-repeated="4"/>
          <table:table-cell table:formula="of:=[.K83]" office:value-type="string" office:string-value="EveryCluster" calcext:value-type="string">
            <text:p>EveryCluster</text:p>
          </table:table-cell>
          <table:table-cell table:formula="of:=AVERAGE([.N114:.N123])" office:value-type="float" office:value="30.83" calcext:value-type="float">
            <text:p>30.83</text:p>
          </table:table-cell>
          <table:table-cell table:formula="of:=STDEV([.N114:.N123])" office:value-type="float" office:value="2.75209011480365" calcext:value-type="float">
            <text:p>2.75209011480365</text:p>
          </table:table-cell>
          <table:table-cell table:formula="of:=AVERAGE([.Q114:.Q123])" office:value-type="float" office:value="6.24700866432478" calcext:value-type="float">
            <text:p>6.24700866432478</text:p>
          </table:table-cell>
          <table:table-cell table:formula="of:=STDEV([.Q114:.Q123])" office:value-type="float" office:value="0.71377872178582" calcext:value-type="float">
            <text:p>0.71377872178582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32" calcext:value-type="float">
            <text:p>1632</text:p>
          </table:table-cell>
          <table:table-cell office:value-type="float" office:value="4000" calcext:value-type="float">
            <text:p>4000</text:p>
          </table:table-cell>
          <table:table-cell office:value-type="float" office:value="40.8" calcext:value-type="float">
            <text:p>40.8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table:formula="of:=100*[.G128]/[.F128]" office:value-type="float" office:value="0.366300366300366" calcext:value-type="float">
            <text:p>0.36630036630036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92" calcext:value-type="float">
            <text:p>1492</text:p>
          </table:table-cell>
          <table:table-cell office:value-type="float" office:value="4000" calcext:value-type="float">
            <text:p>4000</text:p>
          </table:table-cell>
          <table:table-cell office:value-type="float" office:value="37.3" calcext:value-type="float">
            <text:p>37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100*[.P128]/[.O128]"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1000 -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06" calcext:value-type="float">
            <text:p>1606</text:p>
          </table:table-cell>
          <table:table-cell office:value-type="float" office:value="4000" calcext:value-type="float">
            <text:p>4000</text:p>
          </table:table-cell>
          <table:table-cell office:value-type="float" office:value="40.15" calcext:value-type="float">
            <text:p>40.15</text:p>
          </table:table-cell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table:formula="of:=100*[.G129]/[.F129]" office:value-type="float" office:value="0.362976406533575" calcext:value-type="float">
            <text:p>0.36297640653357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7" calcext:value-type="float">
            <text:p>1467</text:p>
          </table:table-cell>
          <table:table-cell office:value-type="float" office:value="4000" calcext:value-type="float">
            <text:p>4000</text:p>
          </table:table-cell>
          <table:table-cell office:value-type="float" office:value="36.675" calcext:value-type="float">
            <text:p>36.67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29]/[.O129]" office:value-type="float" office:value="10.5263157894737" calcext:value-type="float">
            <text:p>10.5263157894737</text:p>
          </table:table-cell>
          <table:table-cell/>
          <table:table-cell table:formula="of:=[.B138]" office:value-type="string" office:string-value="Name" calcext:value-type="string">
            <text:p>Name</text:p>
          </table:table-cell>
          <table:table-cell table:formula="of:=[.C138]" office:value-type="string" office:string-value="Accuracy" calcext:value-type="string">
            <text:p>Accuracy</text:p>
          </table:table-cell>
          <table:table-cell table:formula="of:=[.D138]" office:value-type="string" office:string-value="AccErr" calcext:value-type="string">
            <text:p>AccErr</text:p>
          </table:table-cell>
          <table:table-cell table:formula="of:=[.E138]" office:value-type="string" office:string-value="Precision" calcext:value-type="string">
            <text:p>Precision</text:p>
          </table:table-cell>
          <table:table-cell table:formula="of:=[.F138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47" calcext:value-type="float">
            <text:p>1647</text:p>
          </table:table-cell>
          <table:table-cell office:value-type="float" office:value="4000" calcext:value-type="float">
            <text:p>4000</text:p>
          </table:table-cell>
          <table:table-cell office:value-type="float" office:value="41.175" calcext:value-type="float">
            <text:p>41.175</text:p>
          </table:table-cell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formula="of:=100*[.G130]/[.F130]" office:value-type="float" office:value="0.380952380952381" calcext:value-type="float">
            <text:p>0.380952380952381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0" calcext:value-type="float">
            <text:p>1460</text:p>
          </table:table-cell>
          <table:table-cell office:value-type="float" office:value="4000" calcext:value-type="float">
            <text:p>4000</text:p>
          </table:table-cell>
          <table:table-cell office:value-type="float" office:value="36.5" calcext:value-type="float">
            <text:p>36.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100*[.P130]/[.O130]" office:value-type="float" office:value="12.1212121212121" calcext:value-type="float">
            <text:p>12.1212121212121</text:p>
          </table:table-cell>
          <table:table-cell/>
          <table:table-cell table:formula="of:=[.B139]" office:value-type="string" office:string-value="BaseBase" calcext:value-type="string">
            <text:p>BaseBase</text:p>
          </table:table-cell>
          <table:table-cell table:formula="of:=[.C139]" office:value-type="float" office:value="41.035" calcext:value-type="float">
            <text:p>41.035</text:p>
          </table:table-cell>
          <table:table-cell table:formula="of:=[.D139]" office:value-type="float" office:value="0.608527366316056" calcext:value-type="float">
            <text:p>0.608527366316056</text:p>
          </table:table-cell>
          <table:table-cell table:formula="of:=[.E139]" office:value-type="float" office:value="0.372705322865445" calcext:value-type="float">
            <text:p>0.372705322865445</text:p>
          </table:table-cell>
          <table:table-cell table:formula="of:=[.F139]" office:value-type="float" office:value="0.00898952147849619" calcext:value-type="float">
            <text:p>0.00898952147849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1" calcext:value-type="float">
            <text:p>1651</text:p>
          </table:table-cell>
          <table:table-cell office:value-type="float" office:value="4000" calcext:value-type="float">
            <text:p>4000</text:p>
          </table:table-cell>
          <table:table-cell office:value-type="float" office:value="41.275" calcext:value-type="float">
            <text:p>41.275</text:p>
          </table:table-cell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table:formula="of:=100*[.G131]/[.F131]" office:value-type="float" office:value="0.384615384615385" calcext:value-type="float">
            <text:p>0.38461538461538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31" calcext:value-type="float">
            <text:p>1431</text:p>
          </table:table-cell>
          <table:table-cell office:value-type="float" office:value="4000" calcext:value-type="float">
            <text:p>4000</text:p>
          </table:table-cell>
          <table:table-cell office:value-type="float" office:value="35.775" calcext:value-type="float">
            <text:p>35.77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100*[.P131]/[.O131]" office:value-type="float" office:value="12.9032258064516" calcext:value-type="float">
            <text:p>12.9032258064516</text:p>
          </table:table-cell>
          <table:table-cell/>
          <table:table-cell table:formula="of:=[.B153]" office:value-type="string" office:string-value="PercepBase" calcext:value-type="string">
            <text:p>PercepBase</text:p>
          </table:table-cell>
          <table:table-cell table:formula="of:=[.C153]" office:value-type="float" office:value="30.2225" calcext:value-type="float">
            <text:p>30.2225</text:p>
          </table:table-cell>
          <table:table-cell table:formula="of:=[.D153]" office:value-type="float" office:value="0.641011570358393" calcext:value-type="float">
            <text:p>0.641011570358393</text:p>
          </table:table-cell>
          <table:table-cell table:formula="of:=[.E153]" office:value-type="float" office:value="0.261873456483132" calcext:value-type="float">
            <text:p>0.261873456483132</text:p>
          </table:table-cell>
          <table:table-cell table:formula="of:=[.F153]" office:value-type="float" office:value="0.00571364033461548" calcext:value-type="float">
            <text:p>0.00571364033461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0" calcext:value-type="float">
            <text:p>1620</text:p>
          </table:table-cell>
          <table:table-cell office:value-type="float" office:value="4000" calcext:value-type="float">
            <text:p>4000</text:p>
          </table:table-cell>
          <table:table-cell office:value-type="float" office:value="40.5" calcext:value-type="float">
            <text:p>40.5</text:p>
          </table:table-cell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table:formula="of:=100*[.G132]/[.F132]" office:value-type="float" office:value="0.37914691943128" calcext:value-type="float">
            <text:p>0.3791469194312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83" calcext:value-type="float">
            <text:p>1483</text:p>
          </table:table-cell>
          <table:table-cell office:value-type="float" office:value="4000" calcext:value-type="float">
            <text:p>4000</text:p>
          </table:table-cell>
          <table:table-cell office:value-type="float" office:value="37.075" calcext:value-type="float">
            <text:p>37.0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2]/[.O132]" office:value-type="float" office:value="11.7647058823529" calcext:value-type="float">
            <text:p>11.7647058823529</text:p>
          </table:table-cell>
          <table:table-cell/>
          <table:table-cell table:formula="of:=[.B167]" office:value-type="string" office:string-value="EveryBase" calcext:value-type="string">
            <text:p>EveryBase</text:p>
          </table:table-cell>
          <table:table-cell table:formula="of:=[.C167]" office:value-type="float" office:value="20.315" calcext:value-type="float">
            <text:p>20.315</text:p>
          </table:table-cell>
          <table:table-cell table:formula="of:=[.D167]" office:value-type="float" office:value="0.613301629615386" calcext:value-type="float">
            <text:p>0.613301629615386</text:p>
          </table:table-cell>
          <table:table-cell table:formula="of:=[.E167]" office:value-type="float" office:value="1.30927175806058" calcext:value-type="float">
            <text:p>1.30927175806058</text:p>
          </table:table-cell>
          <table:table-cell table:formula="of:=[.F167]" office:value-type="float" office:value="0.0643164710347683" calcext:value-type="float">
            <text:p>0.06431647103476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8" calcext:value-type="float">
            <text:p>1658</text:p>
          </table:table-cell>
          <table:table-cell office:value-type="float" office:value="4000" calcext:value-type="float">
            <text:p>4000</text:p>
          </table:table-cell>
          <table:table-cell office:value-type="float" office:value="41.45" calcext:value-type="float">
            <text:p>41.45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formula="of:=100*[.G133]/[.F133]" office:value-type="float" office:value="0.363636363636364" calcext:value-type="float">
            <text:p>0.36363636363636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4" calcext:value-type="float">
            <text:p>1464</text:p>
          </table:table-cell>
          <table:table-cell office:value-type="float" office:value="4000" calcext:value-type="float">
            <text:p>4000</text:p>
          </table:table-cell>
          <table:table-cell office:value-type="float" office:value="36.6" calcext:value-type="float">
            <text:p>36.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3]/[.O133]" office:value-type="float" office:value="11.7647058823529" calcext:value-type="float">
            <text:p>11.7647058823529</text:p>
          </table:table-cell>
          <table:table-cell/>
          <table:table-cell table:formula="of:=[.K139]" office:value-type="string" office:string-value="BaseCluster" calcext:value-type="string">
            <text:p>BaseCluster</text:p>
          </table:table-cell>
          <table:table-cell table:formula="of:=[.L139]" office:value-type="float" office:value="36.315" calcext:value-type="float">
            <text:p>36.315</text:p>
          </table:table-cell>
          <table:table-cell table:formula="of:=[.M139]" office:value-type="float" office:value="0.840072748172575" calcext:value-type="float">
            <text:p>0.840072748172575</text:p>
          </table:table-cell>
          <table:table-cell table:formula="of:=[.N139]" office:value-type="float" office:value="11.7103510385993" calcext:value-type="float">
            <text:p>11.7103510385993</text:p>
          </table:table-cell>
          <table:table-cell table:formula="of:=[.O139]" office:value-type="float" office:value="0.785701394550675" calcext:value-type="float">
            <text:p>0.78570139455067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7" calcext:value-type="float">
            <text:p>1657</text:p>
          </table:table-cell>
          <table:table-cell office:value-type="float" office:value="4000" calcext:value-type="float">
            <text:p>4000</text:p>
          </table:table-cell>
          <table:table-cell office:value-type="float" office:value="41.425" calcext:value-type="float">
            <text:p>41.425</text:p>
          </table:table-cell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table:formula="of:=100*[.G134]/[.F134]" office:value-type="float" office:value="0.37593984962406" calcext:value-type="float">
            <text:p>0.3759398496240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7" calcext:value-type="float">
            <text:p>1467</text:p>
          </table:table-cell>
          <table:table-cell office:value-type="float" office:value="4000" calcext:value-type="float">
            <text:p>4000</text:p>
          </table:table-cell>
          <table:table-cell office:value-type="float" office:value="36.675" calcext:value-type="float">
            <text:p>36.67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34]/[.O134]" office:value-type="float" office:value="10.5263157894737" calcext:value-type="float">
            <text:p>10.5263157894737</text:p>
          </table:table-cell>
          <table:table-cell/>
          <table:table-cell table:formula="of:=[.K153]" office:value-type="string" office:string-value="PercepCluster" calcext:value-type="string">
            <text:p>PercepCluster</text:p>
          </table:table-cell>
          <table:table-cell table:formula="of:=[.L153]" office:value-type="float" office:value="30.5775" calcext:value-type="float">
            <text:p>30.5775</text:p>
          </table:table-cell>
          <table:table-cell table:formula="of:=[.M153]" office:value-type="float" office:value="0.702124751498383" calcext:value-type="float">
            <text:p>0.702124751498383</text:p>
          </table:table-cell>
          <table:table-cell table:formula="of:=[.N153]" office:value-type="float" office:value="9.97688721840138" calcext:value-type="float">
            <text:p>9.97688721840138</text:p>
          </table:table-cell>
          <table:table-cell table:formula="of:=[.O153]" office:value-type="float" office:value="0.753318382009032" calcext:value-type="float">
            <text:p>0.75331838200903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90" calcext:value-type="float">
            <text:p>1690</text:p>
          </table:table-cell>
          <table:table-cell office:value-type="float" office:value="4000" calcext:value-type="float">
            <text:p>4000</text:p>
          </table:table-cell>
          <table:table-cell office:value-type="float" office:value="42.25" calcext:value-type="float">
            <text:p>42.25</text:p>
          </table:table-cell>
          <table:table-cell office:value-type="float" office:value="1066" calcext:value-type="float">
            <text:p>1066</text:p>
          </table:table-cell>
          <table:table-cell office:value-type="float" office:value="4" calcext:value-type="float">
            <text:p>4</text:p>
          </table:table-cell>
          <table:table-cell table:formula="of:=100*[.G135]/[.F135]" office:value-type="float" office:value="0.375234521575985" calcext:value-type="float">
            <text:p>0.37523452157598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6" calcext:value-type="float">
            <text:p>1416</text:p>
          </table:table-cell>
          <table:table-cell office:value-type="float" office:value="4000" calcext:value-type="float">
            <text:p>4000</text:p>
          </table:table-cell>
          <table:table-cell office:value-type="float" office:value="35.4" calcext:value-type="float">
            <text:p>35.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100*[.P135]/[.O135]" office:value-type="float" office:value="12.1212121212121" calcext:value-type="float">
            <text:p>12.1212121212121</text:p>
          </table:table-cell>
          <table:table-cell/>
          <table:table-cell table:formula="of:=[.K167]" office:value-type="string" office:string-value="EveryCluster" calcext:value-type="string">
            <text:p>EveryCluster</text:p>
          </table:table-cell>
          <table:table-cell table:formula="of:=[.L167]" office:value-type="float" office:value="10.7125" calcext:value-type="float">
            <text:p>10.7125</text:p>
          </table:table-cell>
          <table:table-cell table:formula="of:=[.M167]" office:value-type="float" office:value="0.740331194653972" calcext:value-type="float">
            <text:p>0.740331194653972</text:p>
          </table:table-cell>
          <table:table-cell table:formula="of:=[.N167]" office:value-type="float" office:value="8.54016215130491" calcext:value-type="float">
            <text:p>8.54016215130491</text:p>
          </table:table-cell>
          <table:table-cell table:formula="of:=[.O167]" office:value-type="float" office:value="1.00044153763298" calcext:value-type="float">
            <text:p>1.0004415376329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0" calcext:value-type="float">
            <text:p>1620</text:p>
          </table:table-cell>
          <table:table-cell office:value-type="float" office:value="4000" calcext:value-type="float">
            <text:p>4000</text:p>
          </table:table-cell>
          <table:table-cell office:value-type="float" office:value="40.5" calcext:value-type="float">
            <text:p>40.5</text:p>
          </table:table-cell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table:formula="of:=100*[.G136]/[.F136]" office:value-type="float" office:value="0.379506641366224" calcext:value-type="float">
            <text:p>0.3795066413662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81" calcext:value-type="float">
            <text:p>1381</text:p>
          </table:table-cell>
          <table:table-cell office:value-type="float" office:value="4000" calcext:value-type="float">
            <text:p>4000</text:p>
          </table:table-cell>
          <table:table-cell office:value-type="float" office:value="34.525" calcext:value-type="float">
            <text:p>34.52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6]/[.O136]" office:value-type="float" office:value="11.7647058823529" calcext:value-type="float">
            <text:p>11.764705882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33" calcext:value-type="float">
            <text:p>1633</text:p>
          </table:table-cell>
          <table:table-cell office:value-type="float" office:value="4000" calcext:value-type="float">
            <text:p>4000</text:p>
          </table:table-cell>
          <table:table-cell office:value-type="float" office:value="40.825" calcext:value-type="float">
            <text:p>40.825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table:formula="of:=100*[.G137]/[.F137]" office:value-type="float" office:value="0.358744394618834" calcext:value-type="float">
            <text:p>0.35874439461883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5" calcext:value-type="float">
            <text:p>1465</text:p>
          </table:table-cell>
          <table:table-cell office:value-type="float" office:value="4000" calcext:value-type="float">
            <text:p>4000</text:p>
          </table:table-cell>
          <table:table-cell office:value-type="float" office:value="36.625" calcext:value-type="float">
            <text:p>36.6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100*[.P137]/[.O137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97]" office:value-type="string" office:string-value="BaseBase" calcext:value-type="string">
            <text:p>BaseBase</text:p>
          </table:table-cell>
          <table:table-cell table:formula="of:=AVERAGE([.E128:.E137])" office:value-type="float" office:value="41.035" calcext:value-type="float">
            <text:p>41.035</text:p>
          </table:table-cell>
          <table:table-cell table:formula="of:=STDEV([.E128:.E137])" office:value-type="float" office:value="0.608527366316056" calcext:value-type="float">
            <text:p>0.608527366316056</text:p>
          </table:table-cell>
          <table:table-cell table:formula="of:=AVERAGE([.H128:.H137])" office:value-type="float" office:value="0.372705322865445" calcext:value-type="float">
            <text:p>0.372705322865445</text:p>
          </table:table-cell>
          <table:table-cell table:formula="of:=STDEV([.H128:.H137])" office:value-type="float" office:value="0.00898952147849619" calcext:value-type="float">
            <text:p>0.008989521478496</text:p>
          </table:table-cell>
          <table:table-cell table:number-columns-repeated="4"/>
          <table:table-cell table:formula="of:=[.K97]" office:value-type="string" office:string-value="BaseCluster" calcext:value-type="string">
            <text:p>BaseCluster</text:p>
          </table:table-cell>
          <table:table-cell table:formula="of:=AVERAGE([.N128:.N137])" office:value-type="float" office:value="36.315" calcext:value-type="float">
            <text:p>36.315</text:p>
          </table:table-cell>
          <table:table-cell table:formula="of:=STDEV([.N128:.N137])" office:value-type="float" office:value="0.840072748172575" calcext:value-type="float">
            <text:p>0.840072748172575</text:p>
          </table:table-cell>
          <table:table-cell table:formula="of:=AVERAGE([.Q128:.Q137])" office:value-type="float" office:value="11.7103510385993" calcext:value-type="float">
            <text:p>11.7103510385993</text:p>
          </table:table-cell>
          <table:table-cell table:formula="of:=STDEV([.Q128:.Q137])" office:value-type="float" office:value="0.785701394550675" calcext:value-type="float">
            <text:p>0.785701394550675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46" calcext:value-type="float">
            <text:p>1246</text:p>
          </table:table-cell>
          <table:table-cell office:value-type="float" office:value="4000" calcext:value-type="float">
            <text:p>4000</text:p>
          </table:table-cell>
          <table:table-cell office:value-type="float" office:value="31.15" calcext:value-type="float">
            <text:p>31.15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table:formula="of:=100*[.G142]/[.F142]" office:value-type="float" office:value="0.273972602739726" calcext:value-type="float">
            <text:p>0.27397260273972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31" calcext:value-type="float">
            <text:p>1231</text:p>
          </table:table-cell>
          <table:table-cell office:value-type="float" office:value="4000" calcext:value-type="float">
            <text:p>4000</text:p>
          </table:table-cell>
          <table:table-cell office:value-type="float" office:value="30.775" calcext:value-type="float">
            <text:p>30.77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100*[.P142]/[.O142]" office:value-type="float" office:value="9.09090909090909" calcext:value-type="float">
            <text:p>9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67" calcext:value-type="float">
            <text:p>1167</text:p>
          </table:table-cell>
          <table:table-cell office:value-type="float" office:value="4000" calcext:value-type="float">
            <text:p>4000</text:p>
          </table:table-cell>
          <table:table-cell office:value-type="float" office:value="29.175" calcext:value-type="float">
            <text:p>29.175</text:p>
          </table:table-cell>
          <table:table-cell office:value-type="float" office:value="1563" calcext:value-type="float">
            <text:p>1563</text:p>
          </table:table-cell>
          <table:table-cell office:value-type="float" office:value="4" calcext:value-type="float">
            <text:p>4</text:p>
          </table:table-cell>
          <table:table-cell table:formula="of:=100*[.G143]/[.F143]" office:value-type="float" office:value="0.255918106206014" calcext:value-type="float">
            <text:p>0.25591810620601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02" calcext:value-type="float">
            <text:p>1202</text:p>
          </table:table-cell>
          <table:table-cell office:value-type="float" office:value="4000" calcext:value-type="float">
            <text:p>4000</text:p>
          </table:table-cell>
          <table:table-cell office:value-type="float" office:value="30.05" calcext:value-type="float">
            <text:p>30.0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43]/[.O143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08" calcext:value-type="float">
            <text:p>1208</text:p>
          </table:table-cell>
          <table:table-cell office:value-type="float" office:value="4000" calcext:value-type="float">
            <text:p>4000</text:p>
          </table:table-cell>
          <table:table-cell office:value-type="float" office:value="30.2" calcext:value-type="float">
            <text:p>30.2</text:p>
          </table:table-cell>
          <table:table-cell office:value-type="float" office:value="1561" calcext:value-type="float">
            <text:p>1561</text:p>
          </table:table-cell>
          <table:table-cell office:value-type="float" office:value="4" calcext:value-type="float">
            <text:p>4</text:p>
          </table:table-cell>
          <table:table-cell table:formula="of:=100*[.G144]/[.F144]" office:value-type="float" office:value="0.25624599615631" calcext:value-type="float">
            <text:p>0.2562459961563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100*[.P144]/[.O144]" office:value-type="float" office:value="11.1111111111111" calcext:value-type="float">
            <text:p>11.111111111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85" calcext:value-type="float">
            <text:p>1185</text:p>
          </table:table-cell>
          <table:table-cell office:value-type="float" office:value="4000" calcext:value-type="float">
            <text:p>4000</text:p>
          </table:table-cell>
          <table:table-cell office:value-type="float" office:value="29.625" calcext:value-type="float">
            <text:p>29.625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 table:formula="of:=100*[.G145]/[.F145]" office:value-type="float" office:value="0.255427841634738" calcext:value-type="float">
            <text:p>0.2554278416347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76" calcext:value-type="float">
            <text:p>1176</text:p>
          </table:table-cell>
          <table:table-cell office:value-type="float" office:value="4000" calcext:value-type="float">
            <text:p>4000</text:p>
          </table:table-cell>
          <table:table-cell office:value-type="float" office:value="29.4" calcext:value-type="float">
            <text:p>29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100*[.P145]/[.O145]" office:value-type="float" office:value="9.30232558139535" calcext:value-type="float">
            <text:p>9.30232558139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table:formula="of:=100*[.G146]/[.F146]" office:value-type="float" office:value="0.259571706683971" calcext:value-type="float">
            <text:p>0.25957170668397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76" calcext:value-type="float">
            <text:p>1276</text:p>
          </table:table-cell>
          <table:table-cell office:value-type="float" office:value="4000" calcext:value-type="float">
            <text:p>4000</text:p>
          </table:table-cell>
          <table:table-cell office:value-type="float" office:value="31.9" calcext:value-type="float">
            <text:p>31.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100*[.P146]/[.O146]" office:value-type="float" office:value="10.8108108108108" calcext:value-type="float">
            <text:p>10.8108108108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13" calcext:value-type="float">
            <text:p>1213</text:p>
          </table:table-cell>
          <table:table-cell office:value-type="float" office:value="4000" calcext:value-type="float">
            <text:p>4000</text:p>
          </table:table-cell>
          <table:table-cell office:value-type="float" office:value="30.325" calcext:value-type="float">
            <text:p>30.325</text:p>
          </table:table-cell>
          <table:table-cell office:value-type="float" office:value="1505" calcext:value-type="float">
            <text:p>1505</text:p>
          </table:table-cell>
          <table:table-cell office:value-type="float" office:value="4" calcext:value-type="float">
            <text:p>4</text:p>
          </table:table-cell>
          <table:table-cell table:formula="of:=100*[.G147]/[.F147]" office:value-type="float" office:value="0.26578073089701" calcext:value-type="float">
            <text:p>0.2657807308970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100*[.P147]/[.O14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06" calcext:value-type="float">
            <text:p>1206</text:p>
          </table:table-cell>
          <table:table-cell office:value-type="float" office:value="4000" calcext:value-type="float">
            <text:p>4000</text:p>
          </table:table-cell>
          <table:table-cell office:value-type="float" office:value="30.15" calcext:value-type="float">
            <text:p>30.15</text:p>
          </table:table-cell>
          <table:table-cell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table:formula="of:=100*[.G148]/[.F148]" office:value-type="float" office:value="0.261780104712042" calcext:value-type="float">
            <text:p>0.26178010471204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99" calcext:value-type="float">
            <text:p>1199</text:p>
          </table:table-cell>
          <table:table-cell office:value-type="float" office:value="4000" calcext:value-type="float">
            <text:p>4000</text:p>
          </table:table-cell>
          <table:table-cell office:value-type="float" office:value="29.975" calcext:value-type="float">
            <text:p>29.97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48]/[.O148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80" calcext:value-type="float">
            <text:p>1180</text:p>
          </table:table-cell>
          <table:table-cell office:value-type="float" office:value="4000" calcext:value-type="float">
            <text:p>4000</text:p>
          </table:table-cell>
          <table:table-cell office:value-type="float" office:value="29.5" calcext:value-type="float">
            <text:p>29.5</text:p>
          </table:table-cell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</text:p>
          </table:table-cell>
          <table:table-cell table:formula="of:=100*[.G149]/[.F149]" office:value-type="float" office:value="0.261951538965291" calcext:value-type="float">
            <text:p>0.26195153896529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2" calcext:value-type="float">
            <text:p>1222</text:p>
          </table:table-cell>
          <table:table-cell office:value-type="float" office:value="4000" calcext:value-type="float">
            <text:p>4000</text:p>
          </table:table-cell>
          <table:table-cell office:value-type="float" office:value="30.55" calcext:value-type="float">
            <text:p>30.5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49]/[.O149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41" calcext:value-type="float">
            <text:p>1241</text:p>
          </table:table-cell>
          <table:table-cell office:value-type="float" office:value="4000" calcext:value-type="float">
            <text:p>4000</text:p>
          </table:table-cell>
          <table:table-cell office:value-type="float" office:value="31.025" calcext:value-type="float">
            <text:p>31.025</text:p>
          </table:table-cell>
          <table:table-cell office:value-type="float" office:value="1503" calcext:value-type="float">
            <text:p>1503</text:p>
          </table:table-cell>
          <table:table-cell office:value-type="float" office:value="4" calcext:value-type="float">
            <text:p>4</text:p>
          </table:table-cell>
          <table:table-cell table:formula="of:=100*[.G150]/[.F150]" office:value-type="float" office:value="0.266134397870925" calcext:value-type="float">
            <text:p>0.26613439787092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53" calcext:value-type="float">
            <text:p>1253</text:p>
          </table:table-cell>
          <table:table-cell office:value-type="float" office:value="4000" calcext:value-type="float">
            <text:p>4000</text:p>
          </table:table-cell>
          <table:table-cell office:value-type="float" office:value="31.325" calcext:value-type="float">
            <text:p>31.3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100*[.P150]/[.O150]" office:value-type="float" office:value="8.88888888888889" calcext:value-type="float">
            <text:p>8.8888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23" calcext:value-type="float">
            <text:p>1223</text:p>
          </table:table-cell>
          <table:table-cell office:value-type="float" office:value="4000" calcext:value-type="float">
            <text:p>4000</text:p>
          </table:table-cell>
          <table:table-cell office:value-type="float" office:value="30.575" calcext:value-type="float">
            <text:p>30.575</text:p>
          </table:table-cell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</text:p>
          </table:table-cell>
          <table:table-cell table:formula="of:=100*[.G151]/[.F151]" office:value-type="float" office:value="0.261951538965291" calcext:value-type="float">
            <text:p>0.26195153896529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32" calcext:value-type="float">
            <text:p>1232</text:p>
          </table:table-cell>
          <table:table-cell office:value-type="float" office:value="4000" calcext:value-type="float">
            <text:p>4000</text:p>
          </table:table-cell>
          <table:table-cell office:value-type="float" office:value="30.8" calcext:value-type="float">
            <text:p>30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51]/[.O151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11]" office:value-type="string" office:string-value="PercepBase" calcext:value-type="string">
            <text:p>PercepBase</text:p>
          </table:table-cell>
          <table:table-cell table:formula="of:=AVERAGE([.E142:.E151])" office:value-type="float" office:value="30.2225" calcext:value-type="float">
            <text:p>30.2225</text:p>
          </table:table-cell>
          <table:table-cell table:formula="of:=STDEV([.E142:.E151])" office:value-type="float" office:value="0.641011570358393" calcext:value-type="float">
            <text:p>0.641011570358393</text:p>
          </table:table-cell>
          <table:table-cell table:formula="of:=AVERAGE([.H142:.H151])" office:value-type="float" office:value="0.261873456483132" calcext:value-type="float">
            <text:p>0.261873456483132</text:p>
          </table:table-cell>
          <table:table-cell table:formula="of:=STDEV([.H142:.H151])" office:value-type="float" office:value="0.00571364033461548" calcext:value-type="float">
            <text:p>0.005713640334615</text:p>
          </table:table-cell>
          <table:table-cell table:number-columns-repeated="4"/>
          <table:table-cell table:formula="of:=[.K111]" office:value-type="string" office:string-value="PercepCluster" calcext:value-type="string">
            <text:p>PercepCluster</text:p>
          </table:table-cell>
          <table:table-cell table:formula="of:=AVERAGE([.N142:.N151])" office:value-type="float" office:value="30.5775" calcext:value-type="float">
            <text:p>30.5775</text:p>
          </table:table-cell>
          <table:table-cell table:formula="of:=STDEV([.N142:.N151])" office:value-type="float" office:value="0.702124751498383" calcext:value-type="float">
            <text:p>0.702124751498383</text:p>
          </table:table-cell>
          <table:table-cell table:formula="of:=AVERAGE([.Q142:.Q151])" office:value-type="float" office:value="9.97688721840138" calcext:value-type="float">
            <text:p>9.97688721840138</text:p>
          </table:table-cell>
          <table:table-cell table:formula="of:=STDEV([.Q142:.Q151])" office:value-type="float" office:value="0.753318382009032" calcext:value-type="float">
            <text:p>0.753318382009032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6" calcext:value-type="float">
            <text:p>796</text:p>
          </table:table-cell>
          <table:table-cell office:value-type="float" office:value="4000" calcext:value-type="float">
            <text:p>4000</text:p>
          </table:table-cell>
          <table:table-cell office:value-type="float" office:value="19.9" calcext:value-type="float">
            <text:p>19.9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100*[.G156]/[.F156]" office:value-type="float" office:value="1.3840830449827" calcext:value-type="float">
            <text:p>1.38408304498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72" calcext:value-type="float">
            <text:p>472</text:p>
          </table:table-cell>
          <table:table-cell office:value-type="float" office:value="4000" calcext:value-type="float">
            <text:p>4000</text:p>
          </table:table-cell>
          <table:table-cell office:value-type="float" office:value="11.8" calcext:value-type="float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56]/[.O156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8" calcext:value-type="float">
            <text:p>808</text:p>
          </table:table-cell>
          <table:table-cell office:value-type="float" office:value="4000" calcext:value-type="float">
            <text:p>4000</text:p>
          </table:table-cell>
          <table:table-cell office:value-type="float" office:value="20.2" calcext:value-type="float">
            <text:p>20.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100*[.G157]/[.F157]" office:value-type="float" office:value="1.31578947368421" calcext:value-type="float">
            <text:p>1.3157894736842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34" calcext:value-type="float">
            <text:p>434</text:p>
          </table:table-cell>
          <table:table-cell office:value-type="float" office:value="4000" calcext:value-type="float">
            <text:p>4000</text:p>
          </table:table-cell>
          <table:table-cell office:value-type="float" office:value="10.85" calcext:value-type="float">
            <text:p>10.8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100*[.P157]/[.O157]" office:value-type="float" office:value="8.51063829787234" calcext:value-type="float">
            <text:p>8.51063829787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68" calcext:value-type="float">
            <text:p>868</text:p>
          </table:table-cell>
          <table:table-cell office:value-type="float" office:value="4000" calcext:value-type="float">
            <text:p>4000</text:p>
          </table:table-cell>
          <table:table-cell office:value-type="float" office:value="21.7" calcext:value-type="float">
            <text:p>21.7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formula="of:=100*[.G158]/[.F158]"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87" calcext:value-type="float">
            <text:p>387</text:p>
          </table:table-cell>
          <table:table-cell office:value-type="float" office:value="4000" calcext:value-type="float">
            <text:p>4000</text:p>
          </table:table-cell>
          <table:table-cell office:value-type="float" office:value="9.675" calcext:value-type="float">
            <text:p>9.67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100*[.P158]/[.O158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16" calcext:value-type="float">
            <text:p>816</text:p>
          </table:table-cell>
          <table:table-cell office:value-type="float" office:value="4000" calcext:value-type="float">
            <text:p>4000</text:p>
          </table:table-cell>
          <table:table-cell office:value-type="float" office:value="20.4" calcext:value-type="float">
            <text:p>20.4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formula="of:=100*[.G159]/[.F159]" office:value-type="float" office:value="1.19760479041916" calcext:value-type="float">
            <text:p>1.1976047904191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13" calcext:value-type="float">
            <text:p>413</text:p>
          </table:table-cell>
          <table:table-cell office:value-type="float" office:value="4000" calcext:value-type="float">
            <text:p>4000</text:p>
          </table:table-cell>
          <table:table-cell office:value-type="float" office:value="10.325" calcext:value-type="float">
            <text:p>10.32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59]/[.O159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9" calcext:value-type="float">
            <text:p>809</text:p>
          </table:table-cell>
          <table:table-cell office:value-type="float" office:value="4000" calcext:value-type="float">
            <text:p>4000</text:p>
          </table:table-cell>
          <table:table-cell office:value-type="float" office:value="20.225" calcext:value-type="float">
            <text:p>20.22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formula="of:=100*[.G160]/[.F160]" office:value-type="float" office:value="1.30293159609121" calcext:value-type="float">
            <text:p>1.3029315960912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31" calcext:value-type="float">
            <text:p>431</text:p>
          </table:table-cell>
          <table:table-cell office:value-type="float" office:value="4000" calcext:value-type="float">
            <text:p>4000</text:p>
          </table:table-cell>
          <table:table-cell office:value-type="float" office:value="10.775" calcext:value-type="float">
            <text:p>10.7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60]/[.O160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5" calcext:value-type="float">
            <text:p>795</text:p>
          </table:table-cell>
          <table:table-cell office:value-type="float" office:value="4000" calcext:value-type="float">
            <text:p>4000</text:p>
          </table:table-cell>
          <table:table-cell office:value-type="float" office:value="19.875" calcext:value-type="float">
            <text:p>19.875</text:p>
          </table:table-cell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table:formula="of:=100*[.G161]/[.F161]" office:value-type="float" office:value="1.20845921450151" calcext:value-type="float">
            <text:p>1.2084592145015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57" calcext:value-type="float">
            <text:p>457</text:p>
          </table:table-cell>
          <table:table-cell office:value-type="float" office:value="4000" calcext:value-type="float">
            <text:p>4000</text:p>
          </table:table-cell>
          <table:table-cell office:value-type="float" office:value="11.425" calcext:value-type="float">
            <text:p>11.42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61]/[.O161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2" calcext:value-type="float">
            <text:p>792</text:p>
          </table:table-cell>
          <table:table-cell office:value-type="float" office:value="4000" calcext:value-type="float">
            <text:p>4000</text:p>
          </table:table-cell>
          <table:table-cell office:value-type="float" office:value="19.8" calcext:value-type="float">
            <text:p>19.8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formula="of:=100*[.G162]/[.F162]" office:value-type="float" office:value="1.29032258064516" calcext:value-type="float">
            <text:p>1.2903225806451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19" calcext:value-type="float">
            <text:p>419</text:p>
          </table:table-cell>
          <table:table-cell office:value-type="float" office:value="4000" calcext:value-type="float">
            <text:p>4000</text:p>
          </table:table-cell>
          <table:table-cell office:value-type="float" office:value="10.475" calcext:value-type="float">
            <text:p>10.47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100*[.P162]/[.O16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3" calcext:value-type="float">
            <text:p>803</text:p>
          </table:table-cell>
          <table:table-cell office:value-type="float" office:value="4000" calcext:value-type="float">
            <text:p>4000</text:p>
          </table:table-cell>
          <table:table-cell office:value-type="float" office:value="20.075" calcext:value-type="float">
            <text:p>20.075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formula="of:=100*[.G163]/[.F163]" office:value-type="float" office:value="1.34680134680135" calcext:value-type="float">
            <text:p>1.346801346801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float" office:value="10.05" calcext:value-type="float">
            <text:p>10.0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100*[.P163]/[.O163]" office:value-type="float" office:value="8.33333333333333" calcext:value-type="float">
            <text:p>8.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6" calcext:value-type="float">
            <text:p>796</text:p>
          </table:table-cell>
          <table:table-cell office:value-type="float" office:value="4000" calcext:value-type="float">
            <text:p>4000</text:p>
          </table:table-cell>
          <table:table-cell office:value-type="float" office:value="19.9" calcext:value-type="float">
            <text:p>19.9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100*[.G164]/[.F164]" office:value-type="float" office:value="1.32450331125828" calcext:value-type="float">
            <text:p>1.32450331125828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01" calcext:value-type="float">
            <text:p>401</text:p>
          </table:table-cell>
          <table:table-cell office:value-type="float" office:value="4000" calcext:value-type="float">
            <text:p>4000</text:p>
          </table:table-cell>
          <table:table-cell office:value-type="float" office:value="10.025" calcext:value-type="float">
            <text:p>10.0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64]/[.O164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43" calcext:value-type="float">
            <text:p>843</text:p>
          </table:table-cell>
          <table:table-cell office:value-type="float" office:value="4000" calcext:value-type="float">
            <text:p>4000</text:p>
          </table:table-cell>
          <table:table-cell office:value-type="float" office:value="21.075" calcext:value-type="float">
            <text:p>21.07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100*[.G165]/[.F165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69" calcext:value-type="float">
            <text:p>469</text:p>
          </table:table-cell>
          <table:table-cell office:value-type="float" office:value="4000" calcext:value-type="float">
            <text:p>4000</text:p>
          </table:table-cell>
          <table:table-cell office:value-type="float" office:value="11.725" calcext:value-type="float">
            <text:p>11.7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100*[.P165]/[.O165]" office:value-type="float" office:value="8.88888888888889" calcext:value-type="float">
            <text:p>8.888888888888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25]" office:value-type="string" office:string-value="EveryBase" calcext:value-type="string">
            <text:p>EveryBase</text:p>
          </table:table-cell>
          <table:table-cell table:formula="of:=AVERAGE([.E156:.E165])" office:value-type="float" office:value="20.315" calcext:value-type="float">
            <text:p>20.315</text:p>
          </table:table-cell>
          <table:table-cell table:formula="of:=STDEV([.E156:.E165])" office:value-type="float" office:value="0.613301629615386" calcext:value-type="float">
            <text:p>0.613301629615386</text:p>
          </table:table-cell>
          <table:table-cell table:formula="of:=AVERAGE([.H156:.H165])" office:value-type="float" office:value="1.30927175806058" calcext:value-type="float">
            <text:p>1.30927175806058</text:p>
          </table:table-cell>
          <table:table-cell table:formula="of:=STDEV([.H156:.H165])" office:value-type="float" office:value="0.0643164710347683" calcext:value-type="float">
            <text:p>0.064316471034768</text:p>
          </table:table-cell>
          <table:table-cell table:number-columns-repeated="4"/>
          <table:table-cell table:formula="of:=[.K125]" office:value-type="string" office:string-value="EveryCluster" calcext:value-type="string">
            <text:p>EveryCluster</text:p>
          </table:table-cell>
          <table:table-cell table:formula="of:=AVERAGE([.N156:.N165])" office:value-type="float" office:value="10.7125" calcext:value-type="float">
            <text:p>10.7125</text:p>
          </table:table-cell>
          <table:table-cell table:formula="of:=STDEV([.N156:.N165])" office:value-type="float" office:value="0.740331194653972" calcext:value-type="float">
            <text:p>0.740331194653972</text:p>
          </table:table-cell>
          <table:table-cell table:formula="of:=AVERAGE([.Q156:.Q165])" office:value-type="float" office:value="8.54016215130491" calcext:value-type="float">
            <text:p>8.54016215130491</text:p>
          </table:table-cell>
          <table:table-cell table:formula="of:=STDEV([.Q156:.Q165])" office:value-type="float" office:value="1.00044153763298" calcext:value-type="float">
            <text:p>1.000441537632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14:19:18.69666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41:10.416654407</meta:creation-date>
    <dc:date>2017-12-15T14:19:24.848600340</dc:date>
    <meta:editing-duration>PT23H15M37S</meta:editing-duration>
    <meta:editing-cycles>19</meta:editing-cycles>
    <meta:generator>LibreOffice/5.4.3.2$Linux_X86_64 LibreOffice_project/40m0$Build-2</meta:generator>
    <meta:document-statistic meta:table-count="1" meta:cell-count="25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:Sheet1.U9" chart:error-lower-range="Sheet1.U4:Sheet1.U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:Sheet1.U9" chart:error-lower-range="Sheet1.U4:Sheet1.U9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:Sheet1.W9" chart:error-lower-range="Sheet1.W4:Sheet1.W9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:Sheet1.W9" chart:error-lower-range="Sheet1.W4:Sheet1.W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Results for McAfee and Inauguration</text:p>
        </chart:title>
        <chart:subtitle svg:x="5.085cm" svg:y="1.275cm" chart:style-name="ch3">
          <text:p>2 Clusters with 100 Tweets Each</text:p>
        </chart:subtitle>
        <chart:legend svg:x="13.233cm" svg:y="2.486cm" style:legend-expansion="custom" chartooo:width="2cm" chartooo:height="1.096cm" style:legend-expansion-aspect-ratio="1.82481751824818" chart:style-name="ch4"/>
        <chart:plot-area chart:style-name="ch5" table:cell-range-address="Sheet1.S4:Sheet1.T9 Sheet1.T3:Sheet1.T3 Sheet1.V3:Sheet1.V9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:Sheet1.S9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:Sheet1.T9" chart:label-cell-address="Sheet1.T3:Sheet1.T3" chart:class="chart:bar">
            <chart:error-indicator chart:style-name="ch12" chart:dimension="y"/>
            <chart:data-point chart:repeated="6"/>
          </chart:series>
          <chart:series chart:style-name="ch13" chart:values-cell-range-address="Sheet1.V4:Sheet1.V9" chart:label-cell-address="Sheet1.V3:Sheet1.V3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3:Sheet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3:Sheet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:Sheet1.S9</svg:desc>
                </draw:g>
              </table:table-cell>
              <table:table-cell office:value-type="float" office:value="56.8">
                <text:p>56.8</text:p>
                <draw:g>
                  <svg:desc>Sheet1.T4:Sheet1.T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2.83513087658791">
                <text:p>2.83513087658791</text:p>
                <draw:g>
                  <svg:desc>Sheet1.V4:Sheet1.V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49.45">
                <text:p>49.45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29827866925669">
                <text:p>2.29827866925669</text:p>
              </table:table-cell>
              <table:table-cell office:value-type="float" office:value="0.137213966654696">
                <text:p>0.137213966654696</text:p>
              </table:table-cell>
              <table:table-cell office:value-type="float" office:value="0.137213966654696">
                <text:p>0.137213966654696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37.05">
                <text:p>37.05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4.97024187904358">
                <text:p>4.97024187904358</text:p>
              </table:table-cell>
              <table:table-cell office:value-type="float" office:value="0.415676180526372">
                <text:p>0.415676180526372</text:p>
              </table:table-cell>
              <table:table-cell office:value-type="float" office:value="0.415676180526372">
                <text:p>0.415676180526372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68.95">
                <text:p>68.95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19.3137140637141">
                <text:p>19.3137140637141</text:p>
              </table:table-cell>
              <table:table-cell office:value-type="float" office:value="5.62130602793576">
                <text:p>5.62130602793576</text:p>
              </table:table-cell>
              <table:table-cell office:value-type="float" office:value="5.62130602793576">
                <text:p>5.62130602793576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64.65">
                <text:p>64.65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20.7222222222222">
                <text:p>20.7222222222222</text:p>
              </table:table-cell>
              <table:table-cell office:value-type="float" office:value="7.38909774140921">
                <text:p>7.38909774140921</text:p>
              </table:table-cell>
              <table:table-cell office:value-type="float" office:value="7.38909774140921">
                <text:p>7.3890977414092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30.95">
                <text:p>30.95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14.0034117630026">
                <text:p>14.0034117630026</text:p>
              </table:table-cell>
              <table:table-cell office:value-type="float" office:value="2.52594901949897">
                <text:p>2.52594901949897</text:p>
              </table:table-cell>
              <table:table-cell office:value-type="float" office:value="2.52594901949897">
                <text:p>2.52594901949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6:Sheet1.U51" chart:error-lower-range="Sheet1.U46:Sheet1.U51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6:Sheet1.U51" chart:error-lower-range="Sheet1.U46:Sheet1.U5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6:Sheet1.W51" chart:error-lower-range="Sheet1.W46:Sheet1.W51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6:Sheet1.W51" chart:error-lower-range="Sheet1.W46:Sheet1.W51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Results for McAfee, Inaugeration, Ebola, and Charlottesville</text:p>
        </chart:title>
        <chart:subtitle svg:x="5.085cm" svg:y="1.275cm" chart:style-name="ch3">
          <text:p>4 Clusters with 100 Tweets Each</text:p>
        </chart:subtitle>
        <chart:legend svg:x="13.021cm" svg:y="2.709cm" style:legend-expansion="custom" chartooo:width="2cm" chartooo:height="1.096cm" style:legend-expansion-aspect-ratio="1.82481751824818" chart:style-name="ch4"/>
        <chart:plot-area chart:style-name="ch5" table:cell-range-address="Sheet1.S46:Sheet1.T51 Sheet1.T45:Sheet1.T45 Sheet1.V45:Sheet1.V51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6:Sheet1.S51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6:Sheet1.T51" chart:label-cell-address="Sheet1.T45:Sheet1.T45" chart:class="chart:bar">
            <chart:error-indicator chart:style-name="ch12" chart:dimension="y"/>
            <chart:data-point chart:repeated="6"/>
          </chart:series>
          <chart:series chart:style-name="ch13" chart:values-cell-range-address="Sheet1.V46:Sheet1.V51" chart:label-cell-address="Sheet1.V45:Sheet1.V45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45:Sheet1.T45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45:Sheet1.V45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6:Sheet1.S51</svg:desc>
                </draw:g>
              </table:table-cell>
              <table:table-cell office:value-type="float" office:value="42.75">
                <text:p>42.75</text:p>
                <draw:g>
                  <svg:desc>Sheet1.T46:Sheet1.T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33230138851131">
                <text:p>2.33230138851131</text:p>
                <draw:g>
                  <svg:desc>Sheet1.V46:Sheet1.V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8.675">
                <text:p>38.675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15408999989135">
                <text:p>2.15408999989135</text:p>
              </table:table-cell>
              <table:table-cell office:value-type="float" office:value="0.121349093268079">
                <text:p>0.121349093268079</text:p>
              </table:table-cell>
              <table:table-cell office:value-type="float" office:value="0.121349093268079">
                <text:p>0.121349093268079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22.6">
                <text:p>22.6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6.62663831023486">
                <text:p>6.62663831023486</text:p>
              </table:table-cell>
              <table:table-cell office:value-type="float" office:value="0.815747139965068">
                <text:p>0.815747139965068</text:p>
              </table:table-cell>
              <table:table-cell office:value-type="float" office:value="0.815747139965068">
                <text:p>0.815747139965068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37.475">
                <text:p>37.475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2.5933796165994">
                <text:p>22.5933796165994</text:p>
              </table:table-cell>
              <table:table-cell office:value-type="float" office:value="2.44605964031687">
                <text:p>2.44605964031687</text:p>
              </table:table-cell>
              <table:table-cell office:value-type="float" office:value="2.44605964031687">
                <text:p>2.44605964031687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35.775">
                <text:p>35.775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23.8975071457909">
                <text:p>23.8975071457909</text:p>
              </table:table-cell>
              <table:table-cell office:value-type="float" office:value="4.92498427336991">
                <text:p>4.92498427336991</text:p>
              </table:table-cell>
              <table:table-cell office:value-type="float" office:value="4.92498427336991">
                <text:p>4.9249842733699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12.825">
                <text:p>12.825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20.2995348992253">
                <text:p>20.2995348992253</text:p>
              </table:table-cell>
              <table:table-cell office:value-type="float" office:value="3.29113636784718">
                <text:p>3.29113636784718</text:p>
              </table:table-cell>
              <table:table-cell office:value-type="float" office:value="3.29113636784718">
                <text:p>3.29113636784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88:Sheet1.U93" chart:error-lower-range="Sheet1.U88:Sheet1.U93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88:Sheet1.U93" chart:error-lower-range="Sheet1.U88:Sheet1.U9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88:Sheet1.W93" chart:error-lower-range="Sheet1.W88:Sheet1.W93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88:Sheet1.W93" chart:error-lower-range="Sheet1.W88:Sheet1.W9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Results for McAfee and Inauguration</text:p>
        </chart:title>
        <chart:subtitle svg:x="4.98cm" svg:y="1.275cm" chart:style-name="ch3">
          <text:p>2 Clusters with 1000 Tweets Each</text:p>
        </chart:subtitle>
        <chart:legend svg:x="13.243cm" svg:y="1.969cm" style:legend-expansion="custom" chartooo:width="2cm" chartooo:height="1.096cm" style:legend-expansion-aspect-ratio="1.82481751824818" chart:style-name="ch4"/>
        <chart:plot-area chart:style-name="ch5" table:cell-range-address="Sheet1.S88:Sheet1.T93 Sheet1.T87:Sheet1.T87 Sheet1.V87:Sheet1.V93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88:Sheet1.S93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88:Sheet1.T93" chart:label-cell-address="Sheet1.T87:Sheet1.T87" chart:class="chart:bar">
            <chart:error-indicator chart:style-name="ch12" chart:dimension="y"/>
            <chart:data-point chart:repeated="6"/>
          </chart:series>
          <chart:series chart:style-name="ch13" chart:values-cell-range-address="Sheet1.V88:Sheet1.V93" chart:label-cell-address="Sheet1.V87:Sheet1.V87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87:Sheet1.T87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87:Sheet1.V87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88:Sheet1.S93</svg:desc>
                </draw:g>
              </table:table-cell>
              <table:table-cell office:value-type="float" office:value="50.88">
                <text:p>50.88</text:p>
                <draw:g>
                  <svg:desc>Sheet1.T88:Sheet1.T93</svg:desc>
                </draw:g>
              </table:table-cell>
              <table:table-cell office:value-type="float" office:value="1.16576155366353">
                <text:p>1.16576155366353</text:p>
                <draw:g>
                  <svg:desc>Sheet1.U88:Sheet1.U93</svg:desc>
                </draw:g>
              </table:table-cell>
              <table:table-cell office:value-type="float" office:value="1.16576155366353">
                <text:p>1.16576155366353</text:p>
                <draw:g>
                  <svg:desc>Sheet1.U88:Sheet1.U93</svg:desc>
                </draw:g>
              </table:table-cell>
              <table:table-cell office:value-type="float" office:value="0.425261954413011">
                <text:p>0.425261954413011</text:p>
                <draw:g>
                  <svg:desc>Sheet1.V88:Sheet1.V93</svg:desc>
                </draw:g>
              </table:table-cell>
              <table:table-cell office:value-type="float" office:value="0.0093314203512793">
                <text:p>0.0093314203512793</text:p>
                <draw:g>
                  <svg:desc>Sheet1.W88:Sheet1.W93</svg:desc>
                </draw:g>
              </table:table-cell>
              <table:table-cell office:value-type="float" office:value="0.0093314203512793">
                <text:p>0.0093314203512793</text:p>
                <draw:g>
                  <svg:desc>Sheet1.W88:Sheet1.W93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9.64">
                <text:p>39.64</text:p>
              </table:table-cell>
              <table:table-cell office:value-type="float" office:value="1.0208384353614">
                <text:p>1.0208384353614</text:p>
              </table:table-cell>
              <table:table-cell office:value-type="float" office:value="1.0208384353614">
                <text:p>1.0208384353614</text:p>
              </table:table-cell>
              <table:table-cell office:value-type="float" office:value="0.282101887725734">
                <text:p>0.282101887725734</text:p>
              </table:table-cell>
              <table:table-cell office:value-type="float" office:value="0.00549562192417252">
                <text:p>0.00549562192417252</text:p>
              </table:table-cell>
              <table:table-cell office:value-type="float" office:value="0.00549562192417252">
                <text:p>0.00549562192417252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34.105">
                <text:p>34.105</text:p>
              </table:table-cell>
              <table:table-cell office:value-type="float" office:value="2.79537812985809">
                <text:p>2.79537812985809</text:p>
              </table:table-cell>
              <table:table-cell office:value-type="float" office:value="2.79537812985809">
                <text:p>2.79537812985809</text:p>
              </table:table-cell>
              <table:table-cell office:value-type="float" office:value="1.0010403646971">
                <text:p>1.0010403646971</text:p>
              </table:table-cell>
              <table:table-cell office:value-type="float" office:value="0.048556135887685">
                <text:p>0.048556135887685</text:p>
              </table:table-cell>
              <table:table-cell office:value-type="float" office:value="0.048556135887685">
                <text:p>0.048556135887685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62.935">
                <text:p>62.935</text:p>
              </table:table-cell>
              <table:table-cell office:value-type="float" office:value="1.01790907692627">
                <text:p>1.01790907692627</text:p>
              </table:table-cell>
              <table:table-cell office:value-type="float" office:value="1.01790907692627">
                <text:p>1.01790907692627</text:p>
              </table:table-cell>
              <table:table-cell office:value-type="float" office:value="10.7905322575601">
                <text:p>10.7905322575601</text:p>
              </table:table-cell>
              <table:table-cell office:value-type="float" office:value="1.54182189788267">
                <text:p>1.54182189788267</text:p>
              </table:table-cell>
              <table:table-cell office:value-type="float" office:value="1.54182189788267">
                <text:p>1.54182189788267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55.815">
                <text:p>55.815</text:p>
              </table:table-cell>
              <table:table-cell office:value-type="float" office:value="1.29851410808235">
                <text:p>1.29851410808235</text:p>
              </table:table-cell>
              <table:table-cell office:value-type="float" office:value="1.29851410808235">
                <text:p>1.29851410808235</text:p>
              </table:table-cell>
              <table:table-cell office:value-type="float" office:value="6.80108630400621">
                <text:p>6.80108630400621</text:p>
              </table:table-cell>
              <table:table-cell office:value-type="float" office:value="0.564889110647861">
                <text:p>0.564889110647861</text:p>
              </table:table-cell>
              <table:table-cell office:value-type="float" office:value="0.564889110647861">
                <text:p>0.56488911064786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30.83">
                <text:p>30.83</text:p>
              </table:table-cell>
              <table:table-cell office:value-type="float" office:value="2.75209011480365">
                <text:p>2.75209011480365</text:p>
              </table:table-cell>
              <table:table-cell office:value-type="float" office:value="2.75209011480365">
                <text:p>2.75209011480365</text:p>
              </table:table-cell>
              <table:table-cell office:value-type="float" office:value="6.24700866432478">
                <text:p>6.24700866432478</text:p>
              </table:table-cell>
              <table:table-cell office:value-type="float" office:value="0.71377872178582">
                <text:p>0.71377872178582</text:p>
              </table:table-cell>
              <table:table-cell office:value-type="float" office:value="0.71377872178582">
                <text:p>0.713778721785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130:Sheet1.U135" chart:error-lower-range="Sheet1.U130:Sheet1.U13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130:Sheet1.U135" chart:error-lower-range="Sheet1.U130:Sheet1.U13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130:Sheet1.W135" chart:error-lower-range="Sheet1.W130:Sheet1.W135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130:Sheet1.W135" chart:error-lower-range="Sheet1.W130:Sheet1.W13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Results for McAfee, Inaugeration, Ebola, and Charlottesville</text:p>
        </chart:title>
        <chart:subtitle svg:x="4.98cm" svg:y="1.275cm" chart:style-name="ch3">
          <text:p>4 Clusters with 1000 Tweets Each</text:p>
        </chart:subtitle>
        <chart:legend svg:x="13.242cm" svg:y="1.939cm" style:legend-expansion="custom" chartooo:width="2cm" chartooo:height="1.096cm" style:legend-expansion-aspect-ratio="1.82481751824818" chart:style-name="ch4"/>
        <chart:plot-area chart:style-name="ch5" table:cell-range-address="Sheet1.S130:Sheet1.T135 Sheet1.T129:Sheet1.T129 Sheet1.V129:Sheet1.V135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130:Sheet1.S135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130:Sheet1.T135" chart:label-cell-address="Sheet1.T129:Sheet1.T129" chart:class="chart:bar">
            <chart:error-indicator chart:style-name="ch12" chart:dimension="y"/>
            <chart:data-point chart:repeated="6"/>
          </chart:series>
          <chart:series chart:style-name="ch13" chart:values-cell-range-address="Sheet1.V130:Sheet1.V135" chart:label-cell-address="Sheet1.V129:Sheet1.V129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129:Sheet1.T129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129:Sheet1.V129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130:Sheet1.S135</svg:desc>
                </draw:g>
              </table:table-cell>
              <table:table-cell office:value-type="float" office:value="41.035">
                <text:p>41.035</text:p>
                <draw:g>
                  <svg:desc>Sheet1.T130:Sheet1.T135</svg:desc>
                </draw:g>
              </table:table-cell>
              <table:table-cell office:value-type="float" office:value="0.608527366316056">
                <text:p>0.608527366316056</text:p>
                <draw:g>
                  <svg:desc>Sheet1.U130:Sheet1.U135</svg:desc>
                </draw:g>
              </table:table-cell>
              <table:table-cell office:value-type="float" office:value="0.608527366316056">
                <text:p>0.608527366316056</text:p>
                <draw:g>
                  <svg:desc>Sheet1.U130:Sheet1.U135</svg:desc>
                </draw:g>
              </table:table-cell>
              <table:table-cell office:value-type="float" office:value="0.372705322865445">
                <text:p>0.372705322865445</text:p>
                <draw:g>
                  <svg:desc>Sheet1.V130:Sheet1.V135</svg:desc>
                </draw:g>
              </table:table-cell>
              <table:table-cell office:value-type="float" office:value="0.00898952147849619">
                <text:p>0.00898952147849619</text:p>
                <draw:g>
                  <svg:desc>Sheet1.W130:Sheet1.W135</svg:desc>
                </draw:g>
              </table:table-cell>
              <table:table-cell office:value-type="float" office:value="0.00898952147849619">
                <text:p>0.00898952147849619</text:p>
                <draw:g>
                  <svg:desc>Sheet1.W130:Sheet1.W135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0.2225">
                <text:p>30.2225</text:p>
              </table:table-cell>
              <table:table-cell office:value-type="float" office:value="0.641011570358393">
                <text:p>0.641011570358393</text:p>
              </table:table-cell>
              <table:table-cell office:value-type="float" office:value="0.641011570358393">
                <text:p>0.641011570358393</text:p>
              </table:table-cell>
              <table:table-cell office:value-type="float" office:value="0.261873456483132">
                <text:p>0.261873456483132</text:p>
              </table:table-cell>
              <table:table-cell office:value-type="float" office:value="0.00571364033461548">
                <text:p>0.00571364033461548</text:p>
              </table:table-cell>
              <table:table-cell office:value-type="float" office:value="0.00571364033461548">
                <text:p>0.00571364033461548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20.315">
                <text:p>20.315</text:p>
              </table:table-cell>
              <table:table-cell office:value-type="float" office:value="0.613301629615386">
                <text:p>0.613301629615386</text:p>
              </table:table-cell>
              <table:table-cell office:value-type="float" office:value="0.613301629615386">
                <text:p>0.613301629615386</text:p>
              </table:table-cell>
              <table:table-cell office:value-type="float" office:value="1.30927175806058">
                <text:p>1.30927175806058</text:p>
              </table:table-cell>
              <table:table-cell office:value-type="float" office:value="0.0643164710347683">
                <text:p>0.0643164710347683</text:p>
              </table:table-cell>
              <table:table-cell office:value-type="float" office:value="0.0643164710347683">
                <text:p>0.0643164710347683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36.315">
                <text:p>36.315</text:p>
              </table:table-cell>
              <table:table-cell office:value-type="float" office:value="0.840072748172575">
                <text:p>0.840072748172575</text:p>
              </table:table-cell>
              <table:table-cell office:value-type="float" office:value="0.840072748172575">
                <text:p>0.840072748172575</text:p>
              </table:table-cell>
              <table:table-cell office:value-type="float" office:value="11.7103510385993">
                <text:p>11.7103510385993</text:p>
              </table:table-cell>
              <table:table-cell office:value-type="float" office:value="0.785701394550675">
                <text:p>0.785701394550675</text:p>
              </table:table-cell>
              <table:table-cell office:value-type="float" office:value="0.785701394550675">
                <text:p>0.785701394550675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30.5775">
                <text:p>30.5775</text:p>
              </table:table-cell>
              <table:table-cell office:value-type="float" office:value="0.702124751498383">
                <text:p>0.702124751498383</text:p>
              </table:table-cell>
              <table:table-cell office:value-type="float" office:value="0.702124751498383">
                <text:p>0.702124751498383</text:p>
              </table:table-cell>
              <table:table-cell office:value-type="float" office:value="9.97688721840138">
                <text:p>9.97688721840138</text:p>
              </table:table-cell>
              <table:table-cell office:value-type="float" office:value="0.753318382009032">
                <text:p>0.753318382009032</text:p>
              </table:table-cell>
              <table:table-cell office:value-type="float" office:value="0.753318382009032">
                <text:p>0.753318382009032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10.7125">
                <text:p>10.7125</text:p>
              </table:table-cell>
              <table:table-cell office:value-type="float" office:value="0.740331194653972">
                <text:p>0.740331194653972</text:p>
              </table:table-cell>
              <table:table-cell office:value-type="float" office:value="0.740331194653972">
                <text:p>0.740331194653972</text:p>
              </table:table-cell>
              <table:table-cell office:value-type="float" office:value="8.54016215130491">
                <text:p>8.54016215130491</text:p>
              </table:table-cell>
              <table:table-cell office:value-type="float" office:value="1.00044153763298">
                <text:p>1.00044153763298</text:p>
              </table:table-cell>
              <table:table-cell office:value-type="float" office:value="1.00044153763298">
                <text:p>1.000441537632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